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9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20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1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3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4">
      <style:paragraph-properties fo:margin-top="0in" fo:margin-bottom="0in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5">
      <style:paragraph-properties fo:margin-top="0in" fo:margin-bottom="0in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6">
      <style:paragraph-properties fo:margin-top="0in" fo:margin-bottom="0in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7">
      <style:paragraph-properties fo:margin-top="0in" fo:margin-bottom="0in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8">
      <style:paragraph-properties fo:margin-top="0in" fo:margin-bottom="0in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9">
      <style:paragraph-properties fo:margin-top="0in" fo:margin-bottom="0in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30">
      <style:paragraph-properties fo:margin-top="0in" fo:margin-bottom="0in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1">
      <style:paragraph-properties fo:margin-top="0in" fo:margin-bottom="0in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2">
      <style:paragraph-properties fo:margin-top="0in" fo:margin-bottom="0in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3">
      <style:paragraph-properties fo:margin-top="0in" fo:margin-bottom="0in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4">
      <style:paragraph-properties fo:margin-top="0in" fo:margin-bottom="0in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5">
      <style:paragraph-properties fo:margin-top="0in" fo:margin-bottom="0in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6">
      <style:paragraph-properties fo:margin-top="0in" fo:margin-bottom="0in" style:contextual-spacing="false"/>
    </style:style>
    <style:style style:name="P72" style:family="paragraph" style:parent-style-name="Text_20_body" style:list-style-name="L36"/>
    <style:style style:name="P73" style:family="paragraph" style:parent-style-name="Preformatted_20_Text">
      <style:paragraph-properties fo:margin-top="0in" fo:margin-bottom="0.1965in" style:contextual-spacing="false"/>
    </style:style>
    <style:style style:name="P74" style:family="paragraph" style:parent-style-name="Text_20_body" style:list-style-name="L37">
      <style:paragraph-properties fo:margin-top="0in" fo:margin-bottom="0in" style:contextual-spacing="false"/>
    </style:style>
    <style:style style:name="P75" style:family="paragraph" style:parent-style-name="Text_20_body" style:list-style-name="L37"/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in" fo:margin-bottom="0in" style:contextual-spacing="false"/>
    </style:style>
    <style:style style:name="P78" style:family="paragraph" style:parent-style-name="Preformatted_20_Text" style:list-style-name="L38"/>
    <style:style style:name="P79" style:family="paragraph" style:parent-style-name="Preformatted_20_Text" style:list-style-name="L38">
      <style:paragraph-properties fo:margin-top="0in" fo:margin-bottom="0.1965in" style:contextual-spacing="false"/>
    </style:style>
    <style:style style:name="P80" style:family="paragraph" style:parent-style-name="Text_20_body" style:list-style-name="L39">
      <style:paragraph-properties fo:margin-top="0in" fo:margin-bottom="0in" style:contextual-spacing="false"/>
    </style:style>
    <style:style style:name="P81" style:family="paragraph" style:parent-style-name="Text_20_body" style:list-style-name="L39"/>
    <style:style style:name="P82" style:family="paragraph" style:parent-style-name="Text_20_body" style:list-style-name="L40">
      <style:paragraph-properties fo:margin-top="0in" fo:margin-bottom="0in" style:contextual-spacing="false"/>
    </style:style>
    <style:style style:name="P83" style:family="paragraph" style:parent-style-name="Text_20_body" style:list-style-name="L40"/>
    <style:style style:name="P84" style:family="paragraph" style:parent-style-name="Text_20_body" style:list-style-name="L41">
      <style:paragraph-properties fo:margin-top="0in" fo:margin-bottom="0in" style:contextual-spacing="false"/>
    </style:style>
    <style:style style:name="P85" style:family="paragraph" style:parent-style-name="Text_20_body" style:list-style-name="L41"/>
    <style:style style:name="P86" style:family="paragraph" style:parent-style-name="Text_20_body" style:list-style-name="L42">
      <style:paragraph-properties fo:margin-top="0in" fo:margin-bottom="0in" style:contextual-spacing="false"/>
    </style:style>
    <style:style style:name="P87" style:family="paragraph" style:parent-style-name="Text_20_body" style:list-style-name="L42"/>
    <style:style style:name="P88" style:family="paragraph" style:parent-style-name="Text_20_body" style:list-style-name="L43">
      <style:paragraph-properties fo:margin-top="0in" fo:margin-bottom="0in" style:contextual-spacing="false"/>
    </style:style>
    <style:style style:name="P89" style:family="paragraph" style:parent-style-name="Text_20_body" style:list-style-name="L43"/>
    <style:style style:name="P90" style:family="paragraph" style:parent-style-name="Text_20_body" style:list-style-name="L44">
      <style:paragraph-properties fo:margin-top="0in" fo:margin-bottom="0in" style:contextual-spacing="false"/>
    </style:style>
    <style:style style:name="P91" style:family="paragraph" style:parent-style-name="Text_20_body" style:list-style-name="L44"/>
    <style:style style:name="P92" style:family="paragraph" style:parent-style-name="Text_20_body" style:list-style-name="L45">
      <style:paragraph-properties fo:margin-top="0in" fo:margin-bottom="0in" style:contextual-spacing="false"/>
    </style:style>
    <style:style style:name="P93" style:family="paragraph" style:parent-style-name="Text_20_body" style:list-style-name="L45"/>
    <style:style style:name="P94" style:family="paragraph" style:parent-style-name="Text_20_body" style:list-style-name="L46">
      <style:paragraph-properties fo:margin-top="0in" fo:margin-bottom="0in" style:contextual-spacing="false"/>
    </style:style>
    <style:style style:name="P95" style:family="paragraph" style:parent-style-name="Text_20_body" style:list-style-name="L46"/>
    <style:style style:name="P96" style:family="paragraph" style:parent-style-name="Text_20_body" style:list-style-name="L47">
      <style:paragraph-properties fo:margin-top="0in" fo:margin-bottom="0in" style:contextual-spacing="false"/>
    </style:style>
    <style:style style:name="P97" style:family="paragraph" style:parent-style-name="Text_20_body" style:list-style-name="L47"/>
    <style:style style:name="P98" style:family="paragraph" style:parent-style-name="Text_20_body" style:list-style-name="L48">
      <style:paragraph-properties fo:margin-top="0in" fo:margin-bottom="0in" style:contextual-spacing="false"/>
    </style:style>
    <style:style style:name="P99" style:family="paragraph" style:parent-style-name="Text_20_body" style:list-style-name="L48"/>
    <style:style style:name="P100" style:family="paragraph" style:parent-style-name="Heading_20_3">
      <style:text-properties officeooo:paragraph-rsid="001fb65e"/>
    </style:style>
    <style:style style:name="P101" style:family="paragraph" style:parent-style-name="Heading_20_4">
      <style:text-properties officeooo:paragraph-rsid="001fb65e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officeooo:paragraph-rsid="001fb65e"/>
    </style:style>
    <style:style style:name="P103" style:family="paragraph" style:parent-style-name="Text_20_body" style:list-style-name="L49">
      <style:text-properties officeooo:paragraph-rsid="001fb65e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officeooo:paragraph-rsid="001fb65e"/>
    </style:style>
    <style:style style:name="P105" style:family="paragraph" style:parent-style-name="Text_20_body" style:list-style-name="L50">
      <style:text-properties officeooo:paragraph-rsid="001fb65e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officeooo:paragraph-rsid="001fb65e"/>
    </style:style>
    <style:style style:name="P107" style:family="paragraph" style:parent-style-name="Text_20_body" style:list-style-name="L51">
      <style:text-properties officeooo:paragraph-rsid="001fb65e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officeooo:paragraph-rsid="001fb65e"/>
    </style:style>
    <style:style style:name="P109" style:family="paragraph" style:parent-style-name="Text_20_body" style:list-style-name="L52">
      <style:text-properties officeooo:paragraph-rsid="001fb65e"/>
    </style:style>
    <style:style style:name="P110" style:family="paragraph" style:parent-style-name="Text_20_body" style:list-style-name="L53">
      <style:paragraph-properties fo:margin-top="0in" fo:margin-bottom="0in" style:contextual-spacing="false"/>
    </style:style>
    <style:style style:name="P111" style:family="paragraph" style:parent-style-name="Text_20_body" style:list-style-name="L53"/>
    <style:style style:name="P112" style:family="paragraph" style:parent-style-name="Text_20_body" style:list-style-name="L54">
      <style:paragraph-properties fo:margin-top="0in" fo:margin-bottom="0in" style:contextual-spacing="false"/>
    </style:style>
    <style:style style:name="P113" style:family="paragraph" style:parent-style-name="Text_20_body" style:list-style-name="L54"/>
    <style:style style:name="P114" style:family="paragraph" style:parent-style-name="Text_20_body" style:list-style-name="L55">
      <style:paragraph-properties fo:margin-top="0in" fo:margin-bottom="0in" style:contextual-spacing="false"/>
    </style:style>
    <style:style style:name="P115" style:family="paragraph" style:parent-style-name="Text_20_body" style:list-style-name="L55"/>
    <style:style style:name="P116" style:family="paragraph" style:parent-style-name="Text_20_body" style:list-style-name="L56">
      <style:paragraph-properties fo:margin-top="0in" fo:margin-bottom="0in" style:contextual-spacing="false"/>
    </style:style>
    <style:style style:name="P117" style:family="paragraph" style:parent-style-name="Text_20_body" style:list-style-name="L56"/>
    <style:style style:name="P118" style:family="paragraph" style:parent-style-name="Text_20_body" style:list-style-name="L57">
      <style:paragraph-properties fo:margin-top="0in" fo:margin-bottom="0in" style:contextual-spacing="false"/>
    </style:style>
    <style:style style:name="P119" style:family="paragraph" style:parent-style-name="Text_20_body" style:list-style-name="L57"/>
    <style:style style:name="P120" style:family="paragraph" style:parent-style-name="Text_20_body" style:list-style-name="L58">
      <style:paragraph-properties fo:margin-top="0in" fo:margin-bottom="0in" style:contextual-spacing="false"/>
    </style:style>
    <style:style style:name="P121" style:family="paragraph" style:parent-style-name="Text_20_body" style:list-style-name="L58"/>
    <style:style style:name="P122" style:family="paragraph" style:parent-style-name="Text_20_body" style:list-style-name="L59">
      <style:paragraph-properties fo:margin-top="0in" fo:margin-bottom="0in" style:contextual-spacing="false"/>
    </style:style>
    <style:style style:name="P123" style:family="paragraph" style:parent-style-name="Text_20_body" style:list-style-name="L59"/>
    <style:style style:name="P124" style:family="paragraph" style:parent-style-name="Text_20_body" style:list-style-name="L60">
      <style:paragraph-properties fo:margin-top="0in" fo:margin-bottom="0in" style:contextual-spacing="false"/>
    </style:style>
    <style:style style:name="P125" style:family="paragraph" style:parent-style-name="Text_20_body" style:list-style-name="L60"/>
    <style:style style:name="P126" style:family="paragraph" style:parent-style-name="Text_20_body" style:list-style-name="L61">
      <style:paragraph-properties fo:margin-top="0in" fo:margin-bottom="0in" style:contextual-spacing="false"/>
    </style:style>
    <style:style style:name="P127" style:family="paragraph" style:parent-style-name="Text_20_body" style:list-style-name="L61"/>
    <style:style style:name="P128" style:family="paragraph" style:parent-style-name="Text_20_body" style:list-style-name="L62">
      <style:paragraph-properties fo:margin-top="0in" fo:margin-bottom="0in" style:contextual-spacing="false"/>
    </style:style>
    <style:style style:name="P129" style:family="paragraph" style:parent-style-name="Text_20_body" style:list-style-name="L62"/>
    <style:style style:name="P130" style:family="paragraph" style:parent-style-name="Text_20_body" style:list-style-name="L63">
      <style:paragraph-properties fo:margin-top="0in" fo:margin-bottom="0in" style:contextual-spacing="false"/>
    </style:style>
    <style:style style:name="P131" style:family="paragraph" style:parent-style-name="Text_20_body" style:list-style-name="L63"/>
    <style:style style:name="P132" style:family="paragraph" style:parent-style-name="Text_20_body" style:list-style-name="L64">
      <style:paragraph-properties fo:margin-top="0in" fo:margin-bottom="0in" style:contextual-spacing="false"/>
    </style:style>
    <style:style style:name="P133" style:family="paragraph" style:parent-style-name="Text_20_body" style:list-style-name="L64"/>
    <style:style style:name="P134" style:family="paragraph" style:parent-style-name="Text_20_body" style:list-style-name="L65">
      <style:paragraph-properties fo:margin-top="0in" fo:margin-bottom="0in" style:contextual-spacing="false"/>
    </style:style>
    <style:style style:name="P135" style:family="paragraph" style:parent-style-name="Text_20_body" style:list-style-name="L65"/>
    <style:style style:name="P136" style:family="paragraph" style:parent-style-name="Text_20_body" style:list-style-name="L66">
      <style:paragraph-properties fo:margin-top="0in" fo:margin-bottom="0in" style:contextual-spacing="false"/>
    </style:style>
    <style:style style:name="P137" style:family="paragraph" style:parent-style-name="Text_20_body" style:list-style-name="L66"/>
    <style:style style:name="P138" style:family="paragraph" style:parent-style-name="Text_20_body" style:list-style-name="L67">
      <style:paragraph-properties fo:margin-top="0in" fo:margin-bottom="0in" style:contextual-spacing="false"/>
    </style:style>
    <style:style style:name="P139" style:family="paragraph" style:parent-style-name="Text_20_body" style:list-style-name="L67"/>
    <style:style style:name="P140" style:family="paragraph" style:parent-style-name="Text_20_body" style:list-style-name="L68">
      <style:paragraph-properties fo:margin-top="0in" fo:margin-bottom="0in" style:contextual-spacing="false"/>
    </style:style>
    <style:style style:name="P141" style:family="paragraph" style:parent-style-name="Text_20_body" style:list-style-name="L68"/>
    <style:style style:name="P142" style:family="paragraph" style:parent-style-name="Text_20_body" style:list-style-name="L69">
      <style:paragraph-properties fo:margin-top="0in" fo:margin-bottom="0in" style:contextual-spacing="false"/>
    </style:style>
    <style:style style:name="P143" style:family="paragraph" style:parent-style-name="Text_20_body" style:list-style-name="L69"/>
    <style:style style:name="P144" style:family="paragraph" style:parent-style-name="Text_20_body" style:list-style-name="L70">
      <style:paragraph-properties fo:margin-top="0in" fo:margin-bottom="0in" style:contextual-spacing="false"/>
    </style:style>
    <style:style style:name="P145" style:family="paragraph" style:parent-style-name="Text_20_body" style:list-style-name="L70"/>
    <style:style style:name="P146" style:family="paragraph" style:parent-style-name="Text_20_body" style:list-style-name="L71">
      <style:paragraph-properties fo:margin-top="0in" fo:margin-bottom="0in" style:contextual-spacing="false"/>
    </style:style>
    <style:style style:name="P147" style:family="paragraph" style:parent-style-name="Text_20_body" style:list-style-name="L71"/>
    <style:style style:name="T1" style:family="text">
      <style:text-properties officeooo:rsid="001fb65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Quick Start Components</text:h>
      <text:h text:style-name="Heading_20_4" text:outline-level="4">Pre-built Integration Templates</text:h>
      <text:list text:style-name="L1">
        <text:list-item>
          <text:p text:style-name="P1"><text:span text:style-name="Strong_20_Emphasis">LLM Connectors</text:span>: Plug-and-play adapters for OpenAI, Anthropic, Cohere, Google </text:p>
        </text:list-item>
        <text:list-item>
          <text:p text:style-name="P1"><text:span text:style-name="Strong_20_Emphasis">Local Model Containers</text:span>: Docker images for Llama, Mistral, Falcon </text:p>
        </text:list-item>
        <text:list-item>
          <text:p text:style-name="P1"><text:span text:style-name="Strong_20_Emphasis">API Wrappers</text:span>: Standardized interface with retry logic and error handling </text:p>
        </text:list-item>
        <text:list-item>
          <text:p text:style-name="P2"><text:span text:style-name="Strong_20_Emphasis">WebSocket Templates</text:span>: Real-time communication patterns </text:p>
        </text:list-item>
      </text:list>
      <text:h text:style-name="Heading_20_4" text:outline-level="4">Mock LLM Service</text:h>
      <text:list text:style-name="L2">
        <text:list-item>
          <text:p text:style-name="P3"><text:span text:style-name="Strong_20_Emphasis">Testing Environment</text:span>: Simulate LLM responses without API costs </text:p>
        </text:list-item>
        <text:list-item>
          <text:p text:style-name="P3"><text:span text:style-name="Strong_20_Emphasis">Configurable Delays</text:span>: Realistic processing time simulation </text:p>
        </text:list-item>
        <text:list-item>
          <text:p text:style-name="P3"><text:span text:style-name="Strong_20_Emphasis">Response Patterns</text:span>: Preset responses for common scenarios </text:p>
        </text:list-item>
        <text:list-item>
          <text:p text:style-name="P4"><text:span text:style-name="Strong_20_Emphasis">Error Simulation</text:span>: Test resilience and error handling </text:p>
        </text:list-item>
      </text:list>
      <text:h text:style-name="Heading_20_4" text:outline-level="4">Rapid Prototyping Framework</text:h>
      <text:list text:style-name="L3">
        <text:list-item>
          <text:p text:style-name="P5"><text:span text:style-name="Strong_20_Emphasis">Visual Workflow Designer</text:span>: Drag-and-drop task assignment </text:p>
        </text:list-item>
        <text:list-item>
          <text:p text:style-name="P5"><text:span text:style-name="Strong_20_Emphasis">Low-Code UI Builder</text:span>: Quick interface modifications </text:p>
        </text:list-item>
        <text:list-item>
          <text:p text:style-name="P5"><text:span text:style-name="Strong_20_Emphasis">Rule Engine</text:span>: No-code prompt logic changes </text:p>
        </text:list-item>
        <text:list-item>
          <text:p text:style-name="P6"><text:span text:style-name="Strong_20_Emphasis">Template Library</text:span>: Pre-built workflows and configurations </text:p>
        </text:list-item>
      </text:list>
      <text:h text:style-name="Heading_20_3" text:outline-level="3">Development Tools</text:h>
      <text:h text:style-name="Heading_20_4" text:outline-level="4">Testing Suite</text:h>
      <text:list text:style-name="L4">
        <text:list-item>
          <text:p text:style-name="P7"><text:span text:style-name="Strong_20_Emphasis">Prompt Testing</text:span>: Automated regression detection </text:p>
        </text:list-item>
        <text:list-item>
          <text:p text:style-name="P7"><text:span text:style-name="Strong_20_Emphasis">Load Testing</text:span>: Scalability validation tools </text:p>
        </text:list-item>
        <text:list-item>
          <text:p text:style-name="P7"><text:span text:style-name="Strong_20_Emphasis">Integration Testing</text:span>: End-to-end test framework </text:p>
        </text:list-item>
        <text:list-item>
          <text:p text:style-name="P8"><text:span text:style-name="Strong_20_Emphasis">Synthetic Monitoring</text:span>: Production health checks </text:p>
        </text:list-item>
      </text:list>
      <text:h text:style-name="Heading_20_4" text:outline-level="4">Debugging Tools</text:h>
      <text:list text:style-name="L5">
        <text:list-item>
          <text:p text:style-name="P9"><text:span text:style-name="Strong_20_Emphasis">Real-time Console</text:span>: Monitor model communications </text:p>
        </text:list-item>
        <text:list-item>
          <text:p text:style-name="P9"><text:span text:style-name="Strong_20_Emphasis">Performance Profiler</text:span>: Token usage optimization </text:p>
        </text:list-item>
        <text:list-item>
          <text:p text:style-name="P9"><text:span text:style-name="Strong_20_Emphasis">Prompt Playground</text:span>: Rapid iteration environment </text:p>
        </text:list-item>
        <text:list-item>
          <text:p text:style-name="P10"><text:span text:style-name="Strong_20_Emphasis">Trace Analyzer</text:span>: Debug complex workflows </text:p>
        </text:list-item>
      </text:list>
      <text:h text:style-name="Heading_20_3" text:outline-level="3">Starter Kits</text:h>
      <text:list text:style-name="L6">
        <text:list-item>
          <text:p text:style-name="P11"><text:span text:style-name="Strong_20_Emphasis">Industry Templates</text:span>: Pre-configured for software, legal, medical </text:p>
        </text:list-item>
        <text:list-item>
          <text:p text:style-name="P11"><text:span text:style-name="Strong_20_Emphasis">Example Projects</text:span>: Best practice demonstrations </text:p>
        </text:list-item>
        <text:list-item>
          <text:p text:style-name="P11"><text:span text:style-name="Strong_20_Emphasis">Quick-Start Guides</text:span>: Video tutorials and documentation </text:p>
        </text:list-item>
        <text:list-item>
          <text:p text:style-name="P12"><text:span text:style-name="Strong_20_Emphasis">Configuration Wizards</text:span>: Guided setup process# Product Requirements Document: LLM Orchestration Platform </text:p>
        </text:list-item>
      </text:list>
      <text:h text:style-name="Heading_20_2" text:outline-level="2"><text:soft-page-break/>Executive Summary</text:h>
      <text:p text:style-name="Text_20_body">The LLM Orchestration Platform is a comprehensive system designed to manage and coordinate multiple Large Language Models (LLMs) across various tasks in the software development lifecycle. The platform enables users to leverage both local and cloud-hosted models through a unified interface, with an overseer model managing task delegation, validation, and workflow optimization.</text:p>
      <text:h text:style-name="Heading_20_2" text:outline-level="2">Product Overview</text:h>
      <text:h text:style-name="Heading_20_3" text:outline-level="3">Vision</text:h>
      <text:p text:style-name="Text_20_body">Create a centralized platform that maximizes the efficiency and effectiveness of multiple LLMs working in concert, each leveraging their unique strengths while maintaining quality control and version management.</text:p>
      <text:h text:style-name="Heading_20_3" text:outline-level="3">Goals</text:h>
      <text:list text:style-name="L7">
        <text:list-item>
          <text:p text:style-name="P13">Enable seamless orchestration of multiple LLMs (local and cloud-based) </text:p>
        </text:list-item>
        <text:list-item>
          <text:p text:style-name="P13">Provide real-time monitoring and management capabilities </text:p>
        </text:list-item>
        <text:list-item>
          <text:p text:style-name="P13">Ensure quality control through validation workflows </text:p>
        </text:list-item>
        <text:list-item>
          <text:p text:style-name="P13">Maintain version control and prevent cascading errors </text:p>
        </text:list-item>
        <text:list-item>
          <text:p text:style-name="P14">Optimize task allocation based on model capabilities </text:p>
        </text:list-item>
      </text:list>
      <text:h text:style-name="Heading_20_2" text:outline-level="2">Core Features</text:h>
      <text:h text:style-name="Heading_20_3" text:outline-level="3">1. Model Management Dashboard</text:h>
      <text:h text:style-name="Heading_20_4" text:outline-level="4">1.1 Status Panel (Left Sidebar)</text:h>
      <text:list text:style-name="L8">
        <text:list-item>
          <text:p text:style-name="P15"><text:span text:style-name="Strong_20_Emphasis">Design</text:span>: Expandable/collapsible panel with vertical scroll </text:p>
        </text:list-item>
        <text:list-item>
          <text:p text:style-name="P15"><text:span text:style-name="Strong_20_Emphasis">Components</text:span>: </text:p>
          <text:list>
            <text:list-item>
              <text:p text:style-name="P15">Model connection status indicators (Connected/Disconnected/Connecting) </text:p>
            </text:list-item>
            <text:list-item>
              <text:p text:style-name="P15">Current working status (Idle/Processing/Validating/Error) </text:p>
            </text:list-item>
            <text:list-item>
              <text:p text:style-name="P15">Assigned role display </text:p>
            </text:list-item>
            <text:list-item>
              <text:p text:style-name="P15">Current task assignment summary </text:p>
            </text:list-item>
            <text:list-item>
              <text:p text:style-name="P15">Performance metrics (response time, success rate) </text:p>
            </text:list-item>
            <text:list-item>
              <text:p text:style-name="P15">Tool access indicators </text:p>
            </text:list-item>
            <text:list-item>
              <text:p text:style-name="P16">Token usage indicator per model </text:p>
            </text:list-item>
          </text:list>
        </text:list-item>
      </text:list>
      <text:h text:style-name="Heading_20_4" text:outline-level="4">1.2 Model Registry</text:h>
      <text:list text:style-name="L9">
        <text:list-item>
          <text:p text:style-name="P17">Add/remove models from the system </text:p>
        </text:list-item>
        <text:list-item>
          <text:p text:style-name="P17">Configure connection parameters for each model </text:p>
        </text:list-item>
        <text:list-item>
          <text:p text:style-name="P17">Set model-specific capabilities and limitations </text:p>
        </text:list-item>
        <text:list-item>
          <text:p text:style-name="P17">Define preferred task types per model </text:p>
        </text:list-item>
        <text:list-item>
          <text:p text:style-name="P18">Configure token usage limits and budgets </text:p>
        </text:list-item>
      </text:list>
      <text:h text:style-name="Heading_20_4" text:outline-level="4"><text:soft-page-break/>1.3 Model Best Practices Database</text:h>
      <text:list text:style-name="L10">
        <text:list-item>
          <text:p text:style-name="P19"><text:span text:style-name="Strong_20_Emphasis">Structure</text:span>: </text:p>
          <text:list>
            <text:list-item>
              <text:p text:style-name="P19">Model identifier and version </text:p>
            </text:list-item>
            <text:list-item>
              <text:p text:style-name="P19">Optimal prompt patterns by task type </text:p>
            </text:list-item>
            <text:list-item>
              <text:p text:style-name="P19">Known limitations and workarounds </text:p>
            </text:list-item>
            <text:list-item>
              <text:p text:style-name="P19">Token efficiency strategies </text:p>
            </text:list-item>
            <text:list-item>
              <text:p text:style-name="P19">Historical performance data </text:p>
            </text:list-item>
          </text:list>
        </text:list-item>
        <text:list-item>
          <text:p text:style-name="P19"><text:span text:style-name="Strong_20_Emphasis">Usage</text:span>: </text:p>
          <text:list>
            <text:list-item>
              <text:p text:style-name="P19">Overseer queries before task assignment </text:p>
            </text:list-item>
            <text:list-item>
              <text:p text:style-name="P19">Auto-populated from successful interactions </text:p>
            </text:list-item>
            <text:list-item>
              <text:p text:style-name="P19">Manual override capabilities </text:p>
            </text:list-item>
            <text:list-item>
              <text:p text:style-name="P20">Regular optimization cycles </text:p>
            </text:list-item>
          </text:list>
        </text:list-item>
      </text:list>
      <text:h text:style-name="Heading_20_3" text:outline-level="3">2. Communication Interface</text:h>
      <text:h text:style-name="Heading_20_4" text:outline-level="4">2.1 Primary Text Window</text:h>
      <text:list text:style-name="L11">
        <text:list-item>
          <text:p text:style-name="P21"><text:span text:style-name="Strong_20_Emphasis">Purpose</text:span>: Central communication hub between overseer and sub-models </text:p>
        </text:list-item>
        <text:list-item>
          <text:p text:style-name="P21"><text:span text:style-name="Strong_20_Emphasis">Features</text:span>: </text:p>
          <text:list>
            <text:list-item>
              <text:p text:style-name="P21">Full conversation logging with timestamps </text:p>
            </text:list-item>
            <text:list-item>
              <text:p text:style-name="P21">Searchable history </text:p>
            </text:list-item>
            <text:list-item>
              <text:p text:style-name="P21">Export capabilities (JSON, CSV, TXT) </text:p>
            </text:list-item>
            <text:list-item>
              <text:p text:style-name="P21">Real-time updates as models communicate </text:p>
            </text:list-item>
            <text:list-item>
              <text:p text:style-name="P21">Color-coded messages by model origin </text:p>
            </text:list-item>
            <text:list-item>
              <text:p text:style-name="P22">Collapsible threads for complex conversations </text:p>
            </text:list-item>
          </text:list>
        </text:list-item>
      </text:list>
      <text:h text:style-name="Heading_20_4" text:outline-level="4">2.2 Communication Protocol</text:h>
      <text:list text:style-name="L12">
        <text:list-item>
          <text:p text:style-name="P23">Standardized message format for model-to-model communication </text:p>
        </text:list-item>
        <text:list-item>
          <text:p text:style-name="P23">Request/response tracking </text:p>
        </text:list-item>
        <text:list-item>
          <text:p text:style-name="P23">Error handling and retry mechanisms </text:p>
        </text:list-item>
        <text:list-item>
          <text:p text:style-name="P24">Message priority levels </text:p>
        </text:list-item>
      </text:list>
      <text:h text:style-name="Heading_20_3" text:outline-level="3">3. Tool Access System</text:h>
      <text:h text:style-name="Heading_20_4" text:outline-level="4">3.1 Universal Toolkit</text:h>
      <text:list text:style-name="L13">
        <text:list-item>
          <text:p text:style-name="P25"><text:span text:style-name="Strong_20_Emphasis">File System Tools</text:span>: </text:p>
          <text:list>
            <text:list-item>
              <text:p text:style-name="P25">Read/write file access with permissions management </text:p>
            </text:list-item>
            <text:list-item>
              <text:p text:style-name="P25">Directory navigation and manipulation </text:p>
            </text:list-item>
            <text:list-item>
              <text:p text:style-name="P25">File versioning integration </text:p>
            </text:list-item>
          </text:list>
        </text:list-item>
        <text:list-item>
          <text:p text:style-name="P25"><text:span text:style-name="Strong_20_Emphasis">Search Tools</text:span>: </text:p>
          <text:list>
            <text:list-item>
              <text:p text:style-name="P25">Web search API integration </text:p>
            </text:list-item>
            <text:list-item>
              <text:p text:style-name="P25">Internal knowledge base search </text:p>
            </text:list-item>
            <text:list-item>
              <text:p text:style-name="P25">Code repository search </text:p>
            </text:list-item>
          </text:list>
        </text:list-item>
        <text:list-item>
          <text:p text:style-name="P25"><text:soft-page-break/><text:span text:style-name="Strong_20_Emphasis">Research Tools</text:span>: </text:p>
          <text:list>
            <text:list-item>
              <text:p text:style-name="P25">Fact validation APIs </text:p>
            </text:list-item>
            <text:list-item>
              <text:p text:style-name="P25">Citation management </text:p>
            </text:list-item>
            <text:list-item>
              <text:p text:style-name="P26">Cross-reference verification </text:p>
            </text:list-item>
          </text:list>
        </text:list-item>
      </text:list>
      <text:h text:style-name="Heading_20_4" text:outline-level="4">3.2 Tool Permission Management</text:h>
      <text:list text:style-name="L14">
        <text:list-item>
          <text:p text:style-name="P27">Granular permission controls per model </text:p>
        </text:list-item>
        <text:list-item>
          <text:p text:style-name="P27">Temporary tool access for specific tasks </text:p>
        </text:list-item>
        <text:list-item>
          <text:p text:style-name="P27">Audit trail of tool usage </text:p>
        </text:list-item>
        <text:list-item>
          <text:p text:style-name="P28">Rate limiting and usage quotas </text:p>
        </text:list-item>
      </text:list>
      <text:h text:style-name="Heading_20_3" text:outline-level="3">4. Task Management System</text:h>
      <text:h text:style-name="Heading_20_4" text:outline-level="4">4.1 Task Assignment Engine</text:h>
      <text:list text:style-name="L15">
        <text:list-item>
          <text:p text:style-name="P29"><text:span text:style-name="Strong_20_Emphasis">Overseer Capabilities</text:span>: </text:p>
          <text:list>
            <text:list-item>
              <text:p text:style-name="P29">Break down complex tasks into atomic components </text:p>
            </text:list-item>
            <text:list-item>
              <text:p text:style-name="P29">Assign tasks based on model strengths </text:p>
            </text:list-item>
            <text:list-item>
              <text:p text:style-name="P29">Set task priorities and deadlines </text:p>
            </text:list-item>
            <text:list-item>
              <text:p text:style-name="P29">Define validation requirements </text:p>
            </text:list-item>
            <text:list-item>
              <text:p text:style-name="P29">Query model best practices before assignment </text:p>
            </text:list-item>
            <text:list-item>
              <text:p text:style-name="P29">Generate optimized prompts based on historical performance </text:p>
            </text:list-item>
            <text:list-item>
              <text:p text:style-name="P29">Apply prompt frameworks (BMAD-METHOD, etc.) to structure assignments </text:p>
            </text:list-item>
            <text:list-item>
              <text:p text:style-name="P29">Respect rate limits and queue management </text:p>
            </text:list-item>
            <text:list-item>
              <text:p text:style-name="P30">Maintain stateful project context across sessions </text:p>
            </text:list-item>
          </text:list>
        </text:list-item>
      </text:list>
      <text:h text:style-name="Heading_20_4" text:outline-level="4">4.2 Intelligent Task Distribution</text:h>
      <text:list text:style-name="L16">
        <text:list-item>
          <text:p text:style-name="P31"><text:span text:style-name="Strong_20_Emphasis">Rate Limit Aware Scheduling</text:span>: </text:p>
          <text:list>
            <text:list-item>
              <text:p text:style-name="P31">Check model availability before assignment </text:p>
            </text:list-item>
            <text:list-item>
              <text:p text:style-name="P31">Queue tasks when limits reached </text:p>
            </text:list-item>
            <text:list-item>
              <text:p text:style-name="P31">Automatic redistribution to available models </text:p>
            </text:list-item>
            <text:list-item>
              <text:p text:style-name="P31">Priority-based queue management </text:p>
            </text:list-item>
          </text:list>
        </text:list-item>
        <text:list-item>
          <text:p text:style-name="P31"><text:span text:style-name="Strong_20_Emphasis">Framework-Driven Assignment</text:span>: </text:p>
          <text:list>
            <text:list-item>
              <text:p text:style-name="P31">Parse tasks using selected framework </text:p>
            </text:list-item>
            <text:list-item>
              <text:p text:style-name="P31">Match framework components to model capabilities </text:p>
            </text:list-item>
            <text:list-item>
              <text:p text:style-name="P31">Ensure consistent framework application </text:p>
            </text:list-item>
            <text:list-item>
              <text:p text:style-name="P31">Track framework effectiveness </text:p>
            </text:list-item>
          </text:list>
        </text:list-item>
        <text:list-item>
          <text:p text:style-name="P31"><text:span text:style-name="Strong_20_Emphasis">State-Aware Distribution</text:span>: </text:p>
          <text:list>
            <text:list-item>
              <text:p text:style-name="P31">Resume interrupted tasks from last checkpoint </text:p>
            </text:list-item>
            <text:list-item>
              <text:p text:style-name="P31">Maintain task context during orchestrator changes </text:p>
            </text:list-item>
            <text:list-item>
              <text:p text:style-name="P31">Preserve task priority during recovery </text:p>
            </text:list-item>
            <text:list-item>
              <text:p text:style-name="P32">Validate task completion before proceeding </text:p>
            </text:list-item>
          </text:list>
        </text:list-item>
      </text:list>
      <text:h text:style-name="Heading_20_4" text:outline-level="4"><text:soft-page-break/>4.3 Task Tracking</text:h>
      <text:list text:style-name="L17">
        <text:list-item>
          <text:p text:style-name="P33">Visual task flow diagram </text:p>
        </text:list-item>
        <text:list-item>
          <text:p text:style-name="P33">Progress indicators per task </text:p>
        </text:list-item>
        <text:list-item>
          <text:p text:style-name="P33">Dependency mapping </text:p>
        </text:list-item>
        <text:list-item>
          <text:p text:style-name="P33">Bottleneck identification </text:p>
        </text:list-item>
        <text:list-item>
          <text:p text:style-name="P33">Performance analytics per model/task combination </text:p>
        </text:list-item>
        <text:list-item>
          <text:p text:style-name="P33">Rate limit impact analysis </text:p>
        </text:list-item>
        <text:list-item>
          <text:p text:style-name="P33">Project phase progression tracking </text:p>
        </text:list-item>
        <text:list-item>
          <text:p text:style-name="P34">Recovery point indicators </text:p>
        </text:list-item>
      </text:list>
      <text:h text:style-name="Heading_20_3" text:outline-level="3">5. Validation Framework</text:h>
      <text:h text:style-name="Heading_20_4" text:outline-level="4">5.1 Multi-tier Validation</text:h>
      <text:list text:style-name="L18">
        <text:list-item>
          <text:p text:style-name="P35">Overseer-level validation </text:p>
        </text:list-item>
        <text:list-item>
          <text:p text:style-name="P35">Peer model validation </text:p>
        </text:list-item>
        <text:list-item>
          <text:p text:style-name="P35">Automated test validation </text:p>
        </text:list-item>
        <text:list-item>
          <text:p text:style-name="P35">User approval workflows </text:p>
        </text:list-item>
        <text:list-item>
          <text:p text:style-name="P36">Tool result verification (mandatory for all tool calls) </text:p>
        </text:list-item>
      </text:list>
      <text:h text:style-name="Heading_20_4" text:outline-level="4">5.2 Validation Metrics</text:h>
      <text:list text:style-name="L19">
        <text:list-item>
          <text:p text:style-name="P37">Accuracy scoring </text:p>
        </text:list-item>
        <text:list-item>
          <text:p text:style-name="P37">Compliance checking </text:p>
        </text:list-item>
        <text:list-item>
          <text:p text:style-name="P37">Performance benchmarking </text:p>
        </text:list-item>
        <text:list-item>
          <text:p text:style-name="P37">Error pattern analysis </text:p>
        </text:list-item>
        <text:list-item>
          <text:p text:style-name="P38">Hallucination detection scoring </text:p>
        </text:list-item>
      </text:list>
      <text:h text:style-name="Heading_20_3" text:outline-level="3">6. Prompt Management System</text:h>
      <text:h text:style-name="Heading_20_4" text:outline-level="4">6.1 Hierarchical Prompts</text:h>
      <text:list text:style-name="L20">
        <text:list-item>
          <text:p text:style-name="P39"><text:span text:style-name="Strong_20_Emphasis">System-wide prompts</text:span>: Apply to all models </text:p>
        </text:list-item>
        <text:list-item>
          <text:p text:style-name="P39"><text:span text:style-name="Strong_20_Emphasis">Role-based prompts</text:span>: Specific to assigned roles </text:p>
        </text:list-item>
        <text:list-item>
          <text:p text:style-name="P39"><text:span text:style-name="Strong_20_Emphasis">Task-specific prompts</text:span>: Temporary prompts for individual tasks </text:p>
        </text:list-item>
        <text:list-item>
          <text:p text:style-name="P40"><text:span text:style-name="Strong_20_Emphasis">Model-specific prompts</text:span>: Customized for individual model characteristics </text:p>
        </text:list-item>
      </text:list>
      <text:h text:style-name="Heading_20_4" text:outline-level="4">6.2 Prompt Versioning</text:h>
      <text:list text:style-name="L21">
        <text:list-item>
          <text:p text:style-name="P41">Track prompt changes over time </text:p>
        </text:list-item>
        <text:list-item>
          <text:p text:style-name="P41">A/B testing capabilities </text:p>
        </text:list-item>
        <text:list-item>
          <text:p text:style-name="P41">Performance correlation analysis </text:p>
        </text:list-item>
        <text:list-item>
          <text:p text:style-name="P42">Automatic optimization based on success metrics </text:p>
        </text:list-item>
      </text:list>
      <text:h text:style-name="Heading_20_4" text:outline-level="4">6.3 Prompt Optimization Engine</text:h>
      <text:list text:style-name="L22">
        <text:list-item>
          <text:p text:style-name="P43"><text:span text:style-name="Strong_20_Emphasis">Quality Logging</text:span>: </text:p>
          <text:list>
            <text:list-item>
              <text:p text:style-name="P43"><text:soft-page-break/>Record all prompts sent by overseer </text:p>
            </text:list-item>
            <text:list-item>
              <text:p text:style-name="P43">Track response quality scores (1-10 scale) </text:p>
            </text:list-item>
            <text:list-item>
              <text:p text:style-name="P43">Log token usage per prompt/response </text:p>
            </text:list-item>
            <text:list-item>
              <text:p text:style-name="P43">Measure task completion accuracy </text:p>
            </text:list-item>
          </text:list>
        </text:list-item>
        <text:list-item>
          <text:p text:style-name="P43"><text:span text:style-name="Strong_20_Emphasis">Best Practices Database</text:span>: </text:p>
          <text:list>
            <text:list-item>
              <text:p text:style-name="P43">Model-specific prompting patterns </text:p>
            </text:list-item>
            <text:list-item>
              <text:p text:style-name="P43">Successful prompt templates by task type </text:p>
            </text:list-item>
            <text:list-item>
              <text:p text:style-name="P43">Failure patterns to avoid </text:p>
            </text:list-item>
            <text:list-item>
              <text:p text:style-name="P43">Token optimization strategies </text:p>
            </text:list-item>
          </text:list>
        </text:list-item>
        <text:list-item>
          <text:p text:style-name="P43"><text:span text:style-name="Strong_20_Emphasis">Adaptive Learning</text:span>: </text:p>
          <text:list>
            <text:list-item>
              <text:p text:style-name="P43">Analyze prompt-to-quality correlations </text:p>
            </text:list-item>
            <text:list-item>
              <text:p text:style-name="P43">Generate context maps for optimal prompting </text:p>
            </text:list-item>
            <text:list-item>
              <text:p text:style-name="P43">Auto-update role assignment prompts </text:p>
            </text:list-item>
            <text:list-item>
              <text:p text:style-name="P44">Continuous improvement cycle </text:p>
            </text:list-item>
          </text:list>
        </text:list-item>
      </text:list>
      <text:h text:style-name="Heading_20_4" text:outline-level="4">6.4 Prompt Framework Integration</text:h>
      <text:list text:style-name="L23">
        <text:list-item>
          <text:p text:style-name="P45"><text:span text:style-name="Strong_20_Emphasis">Framework Support</text:span>: </text:p>
          <text:list>
            <text:list-item>
              <text:p text:style-name="P45">Plugin architecture for prompt methodologies (BMAD-METHOD, CRISPE, etc.) </text:p>
            </text:list-item>
            <text:list-item>
              <text:p text:style-name="P45">Framework-specific task decomposition </text:p>
            </text:list-item>
            <text:list-item>
              <text:p text:style-name="P45">Customizable framework parameters </text:p>
            </text:list-item>
            <text:list-item>
              <text:p text:style-name="P45">Framework performance tracking </text:p>
            </text:list-item>
          </text:list>
        </text:list-item>
        <text:list-item>
          <text:p text:style-name="P45"><text:span text:style-name="Strong_20_Emphasis">BMAD-METHOD Implementation</text:span>: </text:p>
          <text:list>
            <text:list-item>
              <text:p text:style-name="P45">Background context establishment </text:p>
            </text:list-item>
            <text:list-item>
              <text:p text:style-name="P45">Model role assignment based on framework </text:p>
            </text:list-item>
            <text:list-item>
              <text:p text:style-name="P45">Action specification templates </text:p>
            </text:list-item>
            <text:list-item>
              <text:p text:style-name="P45">Deliverable format enforcement </text:p>
            </text:list-item>
          </text:list>
        </text:list-item>
        <text:list-item>
          <text:p text:style-name="P45"><text:span text:style-name="Strong_20_Emphasis">Framework Management</text:span>: </text:p>
          <text:list>
            <text:list-item>
              <text:p text:style-name="P45">Import/export framework definitions </text:p>
            </text:list-item>
            <text:list-item>
              <text:p text:style-name="P45">Framework version control </text:p>
            </text:list-item>
            <text:list-item>
              <text:p text:style-name="P45">A/B testing between frameworks </text:p>
            </text:list-item>
            <text:list-item>
              <text:p text:style-name="P46">Custom framework builder </text:p>
            </text:list-item>
          </text:list>
        </text:list-item>
      </text:list>
      <text:h text:style-name="Heading_20_3" text:outline-level="3">7. Tool Calling Framework</text:h>
      <text:h text:style-name="Heading_20_4" text:outline-level="4">7.1 Tool Usage Validation</text:h>
      <text:list text:style-name="L24">
        <text:list-item>
          <text:p text:style-name="P47"><text:span text:style-name="Strong_20_Emphasis">Pre-execution Validation</text:span>: </text:p>
          <text:list>
            <text:list-item>
              <text:p text:style-name="P47">Verify tool parameters before execution </text:p>
            </text:list-item>
            <text:list-item>
              <text:p text:style-name="P47">Check permissions and access rights </text:p>
            </text:list-item>
            <text:list-item>
              <text:p text:style-name="P47">Validate expected output format </text:p>
            </text:list-item>
          </text:list>
        </text:list-item>
        <text:list-item>
          <text:p text:style-name="P47"><text:span text:style-name="Strong_20_Emphasis">Post-execution Validation</text:span>: </text:p>
          <text:list>
            <text:list-item>
              <text:p text:style-name="P47">Verify actual vs expected results </text:p>
            </text:list-item>
            <text:list-item>
              <text:p text:style-name="P47">Cross-check tool outputs </text:p>
            </text:list-item>
            <text:list-item>
              <text:p text:style-name="P47"><text:soft-page-break/>Flag suspicious or unexpected results </text:p>
            </text:list-item>
            <text:list-item>
              <text:p text:style-name="P48">Require explicit confirmation for critical operations </text:p>
            </text:list-item>
          </text:list>
        </text:list-item>
      </text:list>
      <text:h text:style-name="Heading_20_4" text:outline-level="4">7.2 Hallucination Mitigation</text:h>
      <text:list text:style-name="L25">
        <text:list-item>
          <text:p text:style-name="P49"><text:span text:style-name="Strong_20_Emphasis">Strategies</text:span>: </text:p>
          <text:list>
            <text:list-item>
              <text:p text:style-name="P49">Force fact-checking for all claims </text:p>
            </text:list-item>
            <text:list-item>
              <text:p text:style-name="P49">Require source citations for information </text:p>
            </text:list-item>
            <text:list-item>
              <text:p text:style-name="P49">Cross-validate between multiple models </text:p>
            </text:list-item>
            <text:list-item>
              <text:p text:style-name="P49">Flag confidence levels below threshold </text:p>
            </text:list-item>
          </text:list>
        </text:list-item>
        <text:list-item>
          <text:p text:style-name="P49"><text:span text:style-name="Strong_20_Emphasis">Implementation</text:span>: </text:p>
          <text:list>
            <text:list-item>
              <text:p text:style-name="P49">Automated fact-checking tools </text:p>
            </text:list-item>
            <text:list-item>
              <text:p text:style-name="P49">Citation requirement enforcement </text:p>
            </text:list-item>
            <text:list-item>
              <text:p text:style-name="P49">Confidence scoring system </text:p>
            </text:list-item>
            <text:list-item>
              <text:p text:style-name="P50">Anomaly detection for unusual outputs </text:p>
            </text:list-item>
          </text:list>
        </text:list-item>
      </text:list>
      <text:h text:style-name="Heading_20_3" text:outline-level="3">8. Cost Optimization System</text:h>
      <text:h text:style-name="Heading_20_4" text:outline-level="4">8.1 Token Management</text:h>
      <text:list text:style-name="L26">
        <text:list-item>
          <text:p text:style-name="P51"><text:span text:style-name="Strong_20_Emphasis">Usage Tracking</text:span>: </text:p>
          <text:list>
            <text:list-item>
              <text:p text:style-name="P51">Real-time token counting </text:p>
            </text:list-item>
            <text:list-item>
              <text:p text:style-name="P51">Cost projection per task </text:p>
            </text:list-item>
            <text:list-item>
              <text:p text:style-name="P51">Model-specific token efficiency metrics </text:p>
            </text:list-item>
            <text:list-item>
              <text:p text:style-name="P52">Budget alerts and limits </text:p>
            </text:list-item>
          </text:list>
        </text:list-item>
      </text:list>
      <text:h text:style-name="Heading_20_4" text:outline-level="4">8.2 Optimization Strategies</text:h>
      <text:list text:style-name="L27">
        <text:list-item>
          <text:p text:style-name="P53"><text:span text:style-name="Strong_20_Emphasis">Smart Routing</text:span>: </text:p>
          <text:list>
            <text:list-item>
              <text:p text:style-name="P53">Use cheaper models for simple tasks </text:p>
            </text:list-item>
            <text:list-item>
              <text:p text:style-name="P53">Reserve premium models for complex work </text:p>
            </text:list-item>
            <text:list-item>
              <text:p text:style-name="P53">Batch similar requests </text:p>
            </text:list-item>
            <text:list-item>
              <text:p text:style-name="P53">Cache common responses </text:p>
            </text:list-item>
          </text:list>
        </text:list-item>
        <text:list-item>
          <text:p text:style-name="P53"><text:span text:style-name="Strong_20_Emphasis">Prompt Efficiency</text:span>: </text:p>
          <text:list>
            <text:list-item>
              <text:p text:style-name="P53">Minimize prompt length while maintaining clarity </text:p>
            </text:list-item>
            <text:list-item>
              <text:p text:style-name="P53">Reuse successful prompt patterns </text:p>
            </text:list-item>
            <text:list-item>
              <text:p text:style-name="P53">Compress context where possible </text:p>
            </text:list-item>
            <text:list-item>
              <text:p text:style-name="P54">Implement prompt templating </text:p>
            </text:list-item>
          </text:list>
        </text:list-item>
      </text:list>
      <text:h text:style-name="Heading_20_4" text:outline-level="4">8.3 Rate Limiting System</text:h>
      <text:list text:style-name="L28">
        <text:list-item>
          <text:p text:style-name="P55"><text:span text:style-name="Strong_20_Emphasis">Model-Specific Limits</text:span>: </text:p>
          <text:list>
            <text:list-item>
              <text:p text:style-name="P55">Configurable call limits per time period (e.g., 5 calls/5 hours for ChatGPT) </text:p>
            </text:list-item>
            <text:list-item>
              <text:p text:style-name="P55">Automatic queueing when limits reached </text:p>
            </text:list-item>
            <text:list-item>
              <text:p text:style-name="P55">Priority-based queue management </text:p>
            </text:list-item>
            <text:list-item>
              <text:p text:style-name="P55">Alternative model fallback options </text:p>
            </text:list-item>
          </text:list>
        </text:list-item>
        <text:list-item>
          <text:p text:style-name="P55"><text:soft-page-break/><text:span text:style-name="Strong_20_Emphasis">Limit Management</text:span>: </text:p>
          <text:list>
            <text:list-item>
              <text:p text:style-name="P55">Visual indicators for remaining calls </text:p>
            </text:list-item>
            <text:list-item>
              <text:p text:style-name="P55">Predictive warnings before limit reached </text:p>
            </text:list-item>
            <text:list-item>
              <text:p text:style-name="P55">Automatic task redistribution </text:p>
            </text:list-item>
            <text:list-item>
              <text:p text:style-name="P55">Manual override capabilities (with authorization) </text:p>
            </text:list-item>
          </text:list>
        </text:list-item>
        <text:list-item>
          <text:p text:style-name="P55"><text:span text:style-name="Strong_20_Emphasis">Strategies</text:span>: </text:p>
          <text:list>
            <text:list-item>
              <text:p text:style-name="P55">Task batching to optimize API calls </text:p>
            </text:list-item>
            <text:list-item>
              <text:p text:style-name="P55">Intelligent scheduling based on limits </text:p>
            </text:list-item>
            <text:list-item>
              <text:p text:style-name="P55">Load balancing across similar models </text:p>
            </text:list-item>
            <text:list-item>
              <text:p text:style-name="P56">Reserve capacity for critical tasks </text:p>
            </text:list-item>
          </text:list>
        </text:list-item>
      </text:list>
      <text:h text:style-name="Heading_20_3" text:outline-level="3">9. Version Control Integration</text:h>
      <text:h text:style-name="Heading_20_4" text:outline-level="4"><text:span text:style-name="T1">9</text:span>.1 Git Integration</text:h>
      <text:list text:style-name="L29">
        <text:list-item>
          <text:p text:style-name="P57">Automatic commit generation for completed tasks </text:p>
        </text:list-item>
        <text:list-item>
          <text:p text:style-name="P57">Branch management for experimental work </text:p>
        </text:list-item>
        <text:list-item>
          <text:p text:style-name="P57">Merge conflict resolution workflows </text:p>
        </text:list-item>
        <text:list-item>
          <text:p text:style-name="P58">Rollback capabilities </text:p>
        </text:list-item>
      </text:list>
      <text:h text:style-name="Heading_20_4" text:outline-level="4"><text:span text:style-name="T1">9</text:span>.2 Change Management</text:h>
      <text:list text:style-name="L30">
        <text:list-item>
          <text:p text:style-name="P59">Atomic operation enforcement </text:p>
        </text:list-item>
        <text:list-item>
          <text:p text:style-name="P59">Dependency checking before changes </text:p>
        </text:list-item>
        <text:list-item>
          <text:p text:style-name="P59">Automated testing triggers </text:p>
        </text:list-item>
        <text:list-item>
          <text:p text:style-name="P60">Change impact analysis </text:p>
        </text:list-item>
      </text:list>
      <text:h text:style-name="Heading_20_2" text:outline-level="2">Technical Requirements</text:h>
      <text:h text:style-name="Heading_20_3" text:outline-level="3">Architecture</text:h>
      <text:list text:style-name="L31">
        <text:list-item>
          <text:p text:style-name="P61"><text:span text:style-name="Strong_20_Emphasis">Backend</text:span>: Microservices architecture with message queue system </text:p>
        </text:list-item>
        <text:list-item>
          <text:p text:style-name="P61"><text:span text:style-name="Strong_20_Emphasis">Frontend</text:span>: React-based dashboard with WebSocket connections </text:p>
        </text:list-item>
        <text:list-item>
          <text:p text:style-name="P61"><text:span text:style-name="Strong_20_Emphasis">Database</text:span>: </text:p>
          <text:list>
            <text:list-item>
              <text:p text:style-name="P61">PostgreSQL for metadata and best practices storage </text:p>
            </text:list-item>
            <text:list-item>
              <text:p text:style-name="P61">Redis for caching and real-time metrics </text:p>
            </text:list-item>
            <text:list-item>
              <text:p text:style-name="P61">Time-series DB for performance analytics </text:p>
            </text:list-item>
            <text:list-item>
              <text:p text:style-name="P61">Distributed state store for project continuity </text:p>
            </text:list-item>
          </text:list>
        </text:list-item>
        <text:list-item>
          <text:p text:style-name="P62"><text:span text:style-name="Strong_20_Emphasis">APIs</text:span>: RESTful APIs with GraphQL for complex queries </text:p>
        </text:list-item>
      </text:list>
      <text:h text:style-name="Heading_20_3" text:outline-level="3">High Availability Features</text:h>
      <text:list text:style-name="L32">
        <text:list-item>
          <text:p text:style-name="P63"><text:span text:style-name="Strong_20_Emphasis">Orchestrator Redundancy</text:span>: </text:p>
          <text:list>
            <text:list-item>
              <text:p text:style-name="P63">Active-passive orchestrator configuration </text:p>
            </text:list-item>
            <text:list-item>
              <text:p text:style-name="P63">Automatic failover with &lt;30 second recovery </text:p>
            </text:list-item>
            <text:list-item>
              <text:p text:style-name="P63">Leader election using consensus algorithm </text:p>
            </text:list-item>
            <text:list-item>
              <text:p text:style-name="P63"><text:soft-page-break/>State synchronization between orchestrators </text:p>
            </text:list-item>
          </text:list>
        </text:list-item>
        <text:list-item>
          <text:p text:style-name="P63"><text:span text:style-name="Strong_20_Emphasis">Service Resilience</text:span>: </text:p>
          <text:list>
            <text:list-item>
              <text:p text:style-name="P63">Circuit breakers for all external services </text:p>
            </text:list-item>
            <text:list-item>
              <text:p text:style-name="P63">Graceful degradation strategies </text:p>
            </text:list-item>
            <text:list-item>
              <text:p text:style-name="P63">Queue persistence during outages </text:p>
            </text:list-item>
            <text:list-item>
              <text:p text:style-name="P64">Automatic service recovery </text:p>
            </text:list-item>
          </text:list>
        </text:list-item>
      </text:list>
      <text:h text:style-name="Heading_20_3" text:outline-level="3">Model Integration</text:h>
      <text:list text:style-name="L33">
        <text:list-item>
          <text:p text:style-name="P65"><text:span text:style-name="Strong_20_Emphasis">Local Models</text:span>: Support for GGUF, ONNX formats </text:p>
        </text:list-item>
        <text:list-item>
          <text:p text:style-name="P65"><text:span text:style-name="Strong_20_Emphasis">Cloud Models</text:span>: OAuth integration for Claude, ChatGPT, Gemini </text:p>
        </text:list-item>
        <text:list-item>
          <text:p text:style-name="P65"><text:span text:style-name="Strong_20_Emphasis">Custom Models</text:span>: Plugin architecture for proprietary models </text:p>
        </text:list-item>
        <text:list-item>
          <text:p text:style-name="P65"><text:span text:style-name="Strong_20_Emphasis">Token Tracking</text:span>: Universal token counting system </text:p>
        </text:list-item>
        <text:list-item>
          <text:p text:style-name="P66"><text:span text:style-name="Strong_20_Emphasis">State Preservation</text:span>: Model context saving and restoration </text:p>
        </text:list-item>
      </text:list>
      <text:h text:style-name="Heading_20_3" text:outline-level="3">Optimization Services</text:h>
      <text:list text:style-name="L34">
        <text:list-item>
          <text:p text:style-name="P67"><text:span text:style-name="Strong_20_Emphasis">Prompt Optimization Service</text:span>: </text:p>
          <text:list>
            <text:list-item>
              <text:p text:style-name="P67">Analyzes prompt/response pairs </text:p>
            </text:list-item>
            <text:list-item>
              <text:p text:style-name="P67">Generates optimization recommendations </text:p>
            </text:list-item>
            <text:list-item>
              <text:p text:style-name="P67">Updates best practices database </text:p>
            </text:list-item>
            <text:list-item>
              <text:p text:style-name="P67">Manages A/B testing </text:p>
            </text:list-item>
          </text:list>
        </text:list-item>
        <text:list-item>
          <text:p text:style-name="P67"><text:span text:style-name="Strong_20_Emphasis">Validation Service</text:span>: </text:p>
          <text:list>
            <text:list-item>
              <text:p text:style-name="P67">Tool result verification </text:p>
            </text:list-item>
            <text:list-item>
              <text:p text:style-name="P67">Cross-model validation </text:p>
            </text:list-item>
            <text:list-item>
              <text:p text:style-name="P67">Hallucination detection </text:p>
            </text:list-item>
            <text:list-item>
              <text:p text:style-name="P67">Confidence scoring </text:p>
            </text:list-item>
          </text:list>
        </text:list-item>
        <text:list-item>
          <text:p text:style-name="P67"><text:span text:style-name="Strong_20_Emphasis">State Management Service</text:span>: </text:p>
          <text:list>
            <text:list-item>
              <text:p text:style-name="P67">Continuous state checkpointing </text:p>
            </text:list-item>
            <text:list-item>
              <text:p text:style-name="P67">State validation and consistency checks </text:p>
            </text:list-item>
            <text:list-item>
              <text:p text:style-name="P67">Recovery orchestration </text:p>
            </text:list-item>
            <text:list-item>
              <text:p text:style-name="P68">State migration between versions </text:p>
            </text:list-item>
          </text:list>
        </text:list-item>
      </text:list>
      <text:h text:style-name="Heading_20_3" text:outline-level="3">Security</text:h>
      <text:list text:style-name="L35">
        <text:list-item>
          <text:p text:style-name="P69">End-to-end encryption for sensitive data </text:p>
        </text:list-item>
        <text:list-item>
          <text:p text:style-name="P69">Role-based access control (RBAC) </text:p>
        </text:list-item>
        <text:list-item>
          <text:p text:style-name="P69">API key management with rotation </text:p>
        </text:list-item>
        <text:list-item>
          <text:p text:style-name="P69">Audit logging for compliance </text:p>
        </text:list-item>
        <text:list-item>
          <text:p text:style-name="P69">Secure storage of prompting best practices </text:p>
        </text:list-item>
        <text:list-item>
          <text:p text:style-name="P70">Encrypted state storage with access controls </text:p>
        </text:list-item>
      </text:list>
      <text:h text:style-name="Heading_20_3" text:outline-level="3">Performance</text:h>
      <text:list text:style-name="L36">
        <text:list-item>
          <text:p text:style-name="P71">Sub-second response time for dashboard updates </text:p>
        </text:list-item>
        <text:list-item>
          <text:p text:style-name="P71"><text:soft-page-break/>Concurrent handling of 50+ models </text:p>
        </text:list-item>
        <text:list-item>
          <text:p text:style-name="P71">Horizontal scaling capability </text:p>
        </text:list-item>
        <text:list-item>
          <text:p text:style-name="P72">99.9% uptime SLA </text:p>
        </text:list-item>
      </text:list>
      <text:h text:style-name="Heading_20_2" text:outline-level="2">User Interface Specifications</text:h>
      <text:h text:style-name="Heading_20_3" text:outline-level="3">Layout</text:h>
      <text:p text:style-name="Preformatted_20_Text"><text:span text:style-name="Source_20_Text">+--------------------+-----------------------------------------------+</text:span></text:p>
      <text:p text:style-name="Preformatted_20_Text"><text:span text:style-name="Source_20_Text">| Model Status Panel | <text:s text:c="8"/>Communication Display <text:s text:c="16"/>|</text:span></text:p>
      <text:p text:style-name="Preformatted_20_Text"><text:span text:style-name="Source_20_Text">| <text:s text:c="19"/>| <text:s text:c="46"/>|</text:span></text:p>
      <text:p text:style-name="Preformatted_20_Text"><text:span text:style-name="Source_20_Text">| [Dashboard/Home] <text:s text:c="2"/>| User Input: [ <text:s text:c="29"/>] |</text:span></text:p>
      <text:p text:style-name="Preformatted_20_Text"><text:span text:style-name="Source_20_Text">| <text:s text:c="19"/>| -------------------------------------------- |</text:span></text:p>
      <text:p text:style-name="Preformatted_20_Text"><text:span text:style-name="Source_20_Text">| ┌─ Claude ────────┐| User: "Generate login component" <text:s text:c="13"/>|</text:span></text:p>
      <text:p text:style-name="Preformatted_20_Text"><text:span text:style-name="Source_20_Text">| |● Overseer <text:s text:c="6"/>|| └─ Overseer → GPT-4: "Create React login..." |</text:span></text:p>
      <text:p text:style-name="Preformatted_20_Text"><text:span text:style-name="Source_20_Text">| | <text:s/>Active <text:s text:c="8"/>|| <text:s text:c="3"/>└─ GPT-4 → Overseer: "Component ready" <text:s text:c="2"/>|</text:span></text:p>
      <text:p text:style-name="Preformatted_20_Text"><text:span text:style-name="Source_20_Text">| └─────────────────┘| └─ Overseer → Llama: "Validate security..." <text:s/>|</text:span></text:p>
      <text:p text:style-name="Preformatted_20_Text"><text:span text:style-name="Source_20_Text">| <text:s text:c="19"/>| <text:s text:c="3"/>└─ Llama → Overseer: "Validation pass" <text:s text:c="2"/>|</text:span></text:p>
      <text:p text:style-name="Preformatted_20_Text"><text:span text:style-name="Source_20_Text">| ┌─ GPT-4 ─────────┐| └─ Overseer: "Task complete. Files ready." <text:s text:c="3"/>|</text:span></text:p>
      <text:p text:style-name="Preformatted_20_Text"><text:span text:style-name="Source_20_Text">| |● Coder <text:s text:c="9"/>|| <text:s text:c="46"/>|</text:span></text:p>
      <text:p text:style-name="Preformatted_20_Text"><text:span text:style-name="Source_20_Text">| | <text:s/>Ready <text:s text:c="9"/>|| <text:s text:c="46"/>|</text:span></text:p>
      <text:p text:style-name="Preformatted_20_Text"><text:span text:style-name="Source_20_Text">| └─────────────────┘+-----------------------------------------------+</text:span></text:p>
      <text:p text:style-name="Preformatted_20_Text"><text:span text:style-name="Source_20_Text">| <text:s text:c="19"/>| <text:s text:c="8"/>Model Detail View <text:s text:c="20"/>|</text:span></text:p>
      <text:p text:style-name="Preformatted_20_Text"><text:span text:style-name="Source_20_Text">| ┌─ Llama 3 ───────┐| <text:s text:c="46"/>|</text:span></text:p>
      <text:p text:style-name="Preformatted_20_Text"><text:span text:style-name="Source_20_Text">| |● Validator <text:s text:c="5"/>|| [System Prompt] [Current Task] [Files] <text:s text:c="7"/>|</text:span></text:p>
      <text:p text:style-name="Preformatted_20_Text"><text:span text:style-name="Source_20_Text">| | <text:s/>Processing <text:s text:c="4"/>|| <text:s text:c="46"/>|</text:span></text:p>
      <text:p text:style-name="Preformatted_20_Text"><text:span text:style-name="Source_20_Text">| └─────────────────┘| Current Task: Validate login component <text:s text:c="8"/>|</text:span></text:p>
      <text:p text:style-name="Preformatted_20_Text"><text:span text:style-name="Source_20_Text">| <text:s text:c="19"/>| Status: Running security checks... <text:s text:c="11"/>|</text:span></text:p>
      <text:p text:style-name="Preformatted_20_Text"><text:span text:style-name="Source_20_Text">| ┌─ Mistral ───────┐| Progress: 75% complete <text:s text:c="23"/>|</text:span></text:p>
      <text:p text:style-name="Preformatted_20_Text"><text:span text:style-name="Source_20_Text">| |● Tester <text:s text:c="8"/>|| Recent Files: <text:s text:c="32"/>|</text:span></text:p>
      <text:p text:style-name="Preformatted_20_Text"><text:span text:style-name="Source_20_Text">| | <text:s/>Waiting <text:s text:c="7"/>|| • login-component.jsx <text:s text:c="24"/>|</text:span></text:p>
      <text:p text:style-name="Preformatted_20_Text"><text:span text:style-name="Source_20_Text">| └─────────────────┘| • security-report.md <text:s text:c="25"/>|</text:span></text:p>
      <text:p text:style-name="Preformatted_20_Text"><text:span text:style-name="Source_20_Text">| <text:s text:c="19"/>| <text:s text:c="46"/>|</text:span></text:p>
      <text:p text:style-name="P73"><text:span text:style-name="Source_20_Text">+--------------------+-----------------------------------------------+</text:span></text:p>
      <text:h text:style-name="Heading_20_3" text:outline-level="3">Model Status Panel (Left)</text:h>
      <text:h text:style-name="Heading_20_4" text:outline-level="4">Dashboard/Home Button</text:h>
      <text:list text:style-name="L37">
        <text:list-item>
          <text:p text:style-name="P74"><text:span text:style-name="Strong_20_Emphasis">Position</text:span>: Top of panel </text:p>
        </text:list-item>
        <text:list-item>
          <text:p text:style-name="P74"><text:span text:style-name="Strong_20_Emphasis">Function</text:span>: Resets entire display to default view </text:p>
        </text:list-item>
        <text:list-item>
          <text:p text:style-name="P75"><text:span text:style-name="Strong_20_Emphasis">Design</text:span>: Prominent button with home icon </text:p>
        </text:list-item>
      </text:list>
      <text:h text:style-name="Heading_20_4" text:outline-level="4">Model Cards</text:h>
      <text:p text:style-name="Text_20_body">Each model card contains:</text:p>
      <text:list text:style-name="L38">
        <text:list-item>
          <text:p text:style-name="P76"><text:span text:style-name="Strong_20_Emphasis">Color Indicator</text:span> (Small square, left of name):</text:p>
          <text:list>
            <text:list-item>
              <text:p text:style-name="P77">🟥 Red: Actively processing </text:p>
            </text:list-item>
            <text:list-item>
              <text:p text:style-name="P77">🟡 Yellow: Waiting for instructions or status change </text:p>
            </text:list-item>
            <text:list-item>
              <text:p text:style-name="P77">🟢 Green: Active and ready for instructions </text:p>
            </text:list-item>
            <text:list-item>
              <text:p text:style-name="P77">🔵 Blue: Idle </text:p>
            </text:list-item>
          </text:list>
        </text:list-item>
        <text:list-item>
          <text:p text:style-name="P76"><text:soft-page-break/><text:span text:style-name="Strong_20_Emphasis">Card Structure</text:span> (Collapsed):</text:p>
          <text:p text:style-name="P78"><text:span text:style-name="Source_20_Text">┌─ [Color] Model Name ──┐</text:span></text:p>
          <text:p text:style-name="P78"><text:span text:style-name="Source_20_Text">| Role: [Assigned Role] <text:s/>|</text:span></text:p>
          <text:p text:style-name="P78"><text:span text:style-name="Source_20_Text">| Status: [Brief Status] |</text:span></text:p>
          <text:p text:style-name="P79"><text:span text:style-name="Source_20_Text">└───────────────────────┘</text:span></text:p>
        </text:list-item>
        <text:list-item>
          <text:p text:style-name="P76"><text:span text:style-name="Strong_20_Emphasis">Card Structure</text:span> (Expanded on click):</text:p>
          <text:p text:style-name="P78"><text:span text:style-name="Source_20_Text">┌─ [Color] Model Name ──┐</text:span></text:p>
          <text:p text:style-name="P78"><text:span text:style-name="Source_20_Text">| Role: [Assigned Role] <text:s/>|</text:span></text:p>
          <text:p text:style-name="P78"><text:span text:style-name="Source_20_Text">| Status: [Brief Status] |</text:span></text:p>
          <text:p text:style-name="P78"><text:span text:style-name="Source_20_Text">| ───────────────────── <text:s/>|</text:span></text:p>
          <text:p text:style-name="P78"><text:span text:style-name="Source_20_Text">| Detailed Status: <text:s text:c="6"/>|</text:span></text:p>
          <text:p text:style-name="P78"><text:span text:style-name="Source_20_Text">| [Extended status text <text:s/>|</text:span></text:p>
          <text:p text:style-name="P78"><text:span text:style-name="Source_20_Text">| <text:s/>explaining current <text:s text:c="3"/>|</text:span></text:p>
          <text:p text:style-name="P78"><text:span text:style-name="Source_20_Text">| <text:s/>activity or state] <text:s text:c="3"/>|</text:span></text:p>
          <text:p text:style-name="P78"><text:span text:style-name="Source_20_Text">| ───────────────────── <text:s/>|</text:span></text:p>
          <text:p text:style-name="P78"><text:span text:style-name="Source_20_Text">| Last Update: [time] <text:s text:c="3"/>|</text:span></text:p>
          <text:p text:style-name="P79"><text:span text:style-name="Source_20_Text">└───────────────────────┘</text:span></text:p>
        </text:list-item>
      </text:list>
      <text:h text:style-name="Heading_20_3" text:outline-level="3">Communication Display (Top Right)</text:h>
      <text:h text:style-name="Heading_20_4" text:outline-level="4">User Input Section</text:h>
      <text:list text:style-name="L39">
        <text:list-item>
          <text:p text:style-name="P80"><text:span text:style-name="Strong_20_Emphasis">Location</text:span>: Top of communication panel </text:p>
        </text:list-item>
        <text:list-item>
          <text:p text:style-name="P80"><text:span text:style-name="Strong_20_Emphasis">Features</text:span>: </text:p>
          <text:list>
            <text:list-item>
              <text:p text:style-name="P80">Text input field for user-to-overseer communication </text:p>
            </text:list-item>
            <text:list-item>
              <text:p text:style-name="P80">Send button with keyboard shortcut (Ctrl+Enter) </text:p>
            </text:list-item>
            <text:list-item>
              <text:p text:style-name="P80">Voice input option </text:p>
            </text:list-item>
            <text:list-item>
              <text:p text:style-name="P80">File attachment capability </text:p>
            </text:list-item>
            <text:list-item>
              <text:p text:style-name="P81">Project state indicator (active project, current phase) </text:p>
            </text:list-item>
          </text:list>
        </text:list-item>
      </text:list>
      <text:h text:style-name="Heading_20_4" text:outline-level="4">Communication Log</text:h>
      <text:list text:style-name="L40">
        <text:list-item>
          <text:p text:style-name="P82"><text:span text:style-name="Strong_20_Emphasis">Display Format</text:span>: Hierarchical conversation threads </text:p>
        </text:list-item>
        <text:list-item>
          <text:p text:style-name="P82"><text:span text:style-name="Strong_20_Emphasis">Message Types</text:span>: </text:p>
          <text:list>
            <text:list-item>
              <text:p text:style-name="P82">User messages (direct input) </text:p>
            </text:list-item>
            <text:list-item>
              <text:p text:style-name="P82">Overseer messages (responses and decisions) </text:p>
            </text:list-item>
            <text:list-item>
              <text:p text:style-name="P82">Model interactions (summarized, collapsible) </text:p>
            </text:list-item>
            <text:list-item>
              <text:p text:style-name="P82">State change notifications (project phase transitions, orchestrator changes) </text:p>
            </text:list-item>
          </text:list>
        </text:list-item>
        <text:list-item>
          <text:p text:style-name="P82"><text:span text:style-name="Strong_20_Emphasis">Summarization Rules</text:span>: </text:p>
          <text:list>
            <text:list-item>
              <text:p text:style-name="P82">Each overseer-to-model interaction shows as indented summary </text:p>
            </text:list-item>
            <text:list-item>
              <text:p text:style-name="P82">Long technical exchanges condensed to key points </text:p>
            </text:list-item>
            <text:list-item>
              <text:p text:style-name="P82">Full conversation available via expand icon </text:p>
            </text:list-item>
            <text:list-item>
              <text:p text:style-name="P82">Timestamp for each interaction </text:p>
            </text:list-item>
            <text:list-item>
              <text:p text:style-name="P83">Recovery point markers for state checkpoints </text:p>
            </text:list-item>
          </text:list>
        </text:list-item>
      </text:list>
      <text:h text:style-name="Heading_20_4" text:outline-level="4"><text:soft-page-break/>Project Status Bar</text:h>
      <text:list text:style-name="L41">
        <text:list-item>
          <text:p text:style-name="P84"><text:span text:style-name="Strong_20_Emphasis">Location</text:span>: Below user input, above communication log </text:p>
        </text:list-item>
        <text:list-item>
          <text:p text:style-name="P84"><text:span text:style-name="Strong_20_Emphasis">Components</text:span>: </text:p>
          <text:list>
            <text:list-item>
              <text:p text:style-name="P84">Current project name and ID </text:p>
            </text:list-item>
            <text:list-item>
              <text:p text:style-name="P84">Active phase indicator with progress </text:p>
            </text:list-item>
            <text:list-item>
              <text:p text:style-name="P84">Orchestrator status (primary/backup/recovering) </text:p>
            </text:list-item>
            <text:list-item>
              <text:p text:style-name="P84">Last checkpoint timestamp </text:p>
            </text:list-item>
            <text:list-item>
              <text:p text:style-name="P85">Quick actions (pause project, force checkpoint, change orchestrator) </text:p>
            </text:list-item>
          </text:list>
        </text:list-item>
      </text:list>
      <text:h text:style-name="Heading_20_3" text:outline-level="3">Model Detail View (Bottom Right)</text:h>
      <text:p text:style-name="Text_20_body">Activated by clicking a model card, with three tab options:</text:p>
      <text:h text:style-name="Heading_20_4" text:outline-level="4">System/Role Prompt Tab</text:h>
      <text:list text:style-name="L42">
        <text:list-item>
          <text:p text:style-name="P86">Display current system prompt </text:p>
        </text:list-item>
        <text:list-item>
          <text:p text:style-name="P86">Show role-specific instructions </text:p>
        </text:list-item>
        <text:list-item>
          <text:p text:style-name="P86">Edit capabilities (with permission) </text:p>
        </text:list-item>
        <text:list-item>
          <text:p text:style-name="P87">Prompt history and versioning </text:p>
        </text:list-item>
      </text:list>
      <text:h text:style-name="Heading_20_4" text:outline-level="4">Current Task Tab</text:h>
      <text:list text:style-name="L43">
        <text:list-item>
          <text:p text:style-name="P88">Active task description </text:p>
        </text:list-item>
        <text:list-item>
          <text:p text:style-name="P88">Progress indicators </text:p>
        </text:list-item>
        <text:list-item>
          <text:p text:style-name="P88">Sub-task breakdown </text:p>
        </text:list-item>
        <text:list-item>
          <text:p text:style-name="P88">Real-time status updates </text:p>
        </text:list-item>
        <text:list-item>
          <text:p text:style-name="P88">Performance metrics </text:p>
        </text:list-item>
        <text:list-item>
          <text:p text:style-name="P88">Checkpoint status (saved/pending) </text:p>
        </text:list-item>
        <text:list-item>
          <text:p text:style-name="P89">Recovery context if resumed from interruption </text:p>
        </text:list-item>
      </text:list>
      <text:h text:style-name="Heading_20_4" text:outline-level="4">Files Tab</text:h>
      <text:list text:style-name="L44">
        <text:list-item>
          <text:p text:style-name="P90"><text:span text:style-name="Strong_20_Emphasis">Recent Files List</text:span>: </text:p>
          <text:list>
            <text:list-item>
              <text:p text:style-name="P90">Clickable links to completed files </text:p>
            </text:list-item>
            <text:list-item>
              <text:p text:style-name="P90">File type icons </text:p>
            </text:list-item>
            <text:list-item>
              <text:p text:style-name="P90">Completion timestamp </text:p>
            </text:list-item>
            <text:list-item>
              <text:p text:style-name="P90">File size and version </text:p>
            </text:list-item>
            <text:list-item>
              <text:p text:style-name="P90">Associated project phase </text:p>
            </text:list-item>
          </text:list>
        </text:list-item>
        <text:list-item>
          <text:p text:style-name="P90"><text:span text:style-name="Strong_20_Emphasis">Quick Actions</text:span>: </text:p>
          <text:list>
            <text:list-item>
              <text:p text:style-name="P90">Preview file </text:p>
            </text:list-item>
            <text:list-item>
              <text:p text:style-name="P90">Download </text:p>
            </text:list-item>
            <text:list-item>
              <text:p text:style-name="P90">View in version control </text:p>
            </text:list-item>
            <text:list-item>
              <text:p text:style-name="P90">Send to another model </text:p>
            </text:list-item>
            <text:list-item>
              <text:p text:style-name="P91">Mark as phase deliverable </text:p>
            </text:list-item>
          </text:list>
        </text:list-item>
      </text:list>
      <text:h text:style-name="Heading_20_3" text:outline-level="3"><text:soft-page-break/>Visual Design Elements</text:h>
      <text:h text:style-name="Heading_20_4" text:outline-level="4">Color System</text:h>
      <text:list text:style-name="L45">
        <text:list-item>
          <text:p text:style-name="P92"><text:span text:style-name="Strong_20_Emphasis">Status Colors</text:span>: </text:p>
          <text:list>
            <text:list-item>
              <text:p text:style-name="P92">Processing: #DC2626 (Red) </text:p>
            </text:list-item>
            <text:list-item>
              <text:p text:style-name="P92">Waiting: #FBBF24 (Yellow) </text:p>
            </text:list-item>
            <text:list-item>
              <text:p text:style-name="P92">Ready: #10B981 (Green) </text:p>
            </text:list-item>
            <text:list-item>
              <text:p text:style-name="P92">Idle: #3B82F6 (Blue) </text:p>
            </text:list-item>
          </text:list>
        </text:list-item>
        <text:list-item>
          <text:p text:style-name="P92"><text:span text:style-name="Strong_20_Emphasis">UI Theme</text:span>: </text:p>
          <text:list>
            <text:list-item>
              <text:p text:style-name="P92">Background: Adaptive (light/dark mode) </text:p>
            </text:list-item>
            <text:list-item>
              <text:p text:style-name="P92">Panel borders: Subtle shadows </text:p>
            </text:list-item>
            <text:list-item>
              <text:p text:style-name="P92">Active elements: Accent color highlighting </text:p>
            </text:list-item>
            <text:list-item>
              <text:p text:style-name="P93">Typography: System font stack for performance </text:p>
            </text:list-item>
          </text:list>
        </text:list-item>
      </text:list>
      <text:h text:style-name="Heading_20_4" text:outline-level="4">Responsive Behavior</text:h>
      <text:list text:style-name="L46">
        <text:list-item>
          <text:p text:style-name="P94"><text:span text:style-name="Strong_20_Emphasis">Desktop</text:span> (&gt;1200px): Full three-panel layout </text:p>
        </text:list-item>
        <text:list-item>
          <text:p text:style-name="P94"><text:span text:style-name="Strong_20_Emphasis">Tablet</text:span> (768-1200px): Collapsible model panel </text:p>
        </text:list-item>
        <text:list-item>
          <text:p text:style-name="P95"><text:span text:style-name="Strong_20_Emphasis">Mobile</text:span> (&lt;768px): Stacked layout with navigation </text:p>
        </text:list-item>
      </text:list>
      <text:h text:style-name="Heading_20_3" text:outline-level="3">Interaction Patterns</text:h>
      <text:h text:style-name="Heading_20_4" text:outline-level="4">Model Card Interactions</text:h>
      <text:list text:style-name="L47">
        <text:list-item>
          <text:p text:style-name="P96"><text:span text:style-name="Strong_20_Emphasis">Click</text:span>: Expand card and update detail view </text:p>
        </text:list-item>
        <text:list-item>
          <text:p text:style-name="P96"><text:span text:style-name="Strong_20_Emphasis">Double-click</text:span>: Open model configuration </text:p>
        </text:list-item>
        <text:list-item>
          <text:p text:style-name="P96"><text:span text:style-name="Strong_20_Emphasis">Right-click</text:span>: Context menu (reassign, pause, restart) </text:p>
        </text:list-item>
        <text:list-item>
          <text:p text:style-name="P97"><text:span text:style-name="Strong_20_Emphasis">Hover</text:span>: Show tooltip with extended status </text:p>
        </text:list-item>
      </text:list>
      <text:h text:style-name="Heading_20_4" text:outline-level="4">Status Transitions</text:h>
      <text:list text:style-name="L48">
        <text:list-item>
          <text:p text:style-name="P98">Color changes animate over 300ms </text:p>
        </text:list-item>
        <text:list-item>
          <text:p text:style-name="P98">Status text updates with fade transition </text:p>
        </text:list-item>
        <text:list-item>
          <text:p text:style-name="P98">New messages slide in from bottom </text:p>
        </text:list-item>
        <text:list-item>
          <text:p text:style-name="P99">Processing indicators use subtle pulse animation </text:p>
        </text:list-item>
      </text:list>
      <text:h text:style-name="P100" text:outline-level="3">10. Project State Management System</text:h>
      <text:h text:style-name="P101" text:outline-level="4">10.1 State Persistence Framework</text:h>
      <text:list text:style-name="L49">
        <text:list-item>
          <text:p text:style-name="P102"><text:span text:style-name="Strong_20_Emphasis">Project State Recording</text:span>: </text:p>
          <text:list>
            <text:list-item>
              <text:p text:style-name="P102">Current project identifier and metadata </text:p>
            </text:list-item>
            <text:list-item>
              <text:p text:style-name="P102">Active phase within project lifecycle </text:p>
            </text:list-item>
            <text:list-item>
              <text:p text:style-name="P102">Completed tasks checklist </text:p>
            </text:list-item>
            <text:list-item>
              <text:p text:style-name="P102">Pending tasks with assigned models </text:p>
            </text:list-item>
            <text:list-item>
              <text:p text:style-name="P102">In-progress task snapshots </text:p>
            </text:list-item>
            <text:list-item>
              <text:p text:style-name="P102"><text:soft-page-break/>Last known good state timestamp </text:p>
            </text:list-item>
          </text:list>
        </text:list-item>
        <text:list-item>
          <text:p text:style-name="P102"><text:span text:style-name="Strong_20_Emphasis">Phase Management</text:span>: </text:p>
          <text:list>
            <text:list-item>
              <text:p text:style-name="P102">Define project phases (Planning, Development, Testing, Deployment) </text:p>
            </text:list-item>
            <text:list-item>
              <text:p text:style-name="P102">Phase transition criteria </text:p>
            </text:list-item>
            <text:list-item>
              <text:p text:style-name="P102">Checkpoint creation at phase boundaries </text:p>
            </text:list-item>
            <text:list-item>
              <text:p text:style-name="P103">Rollback capabilities to previous phases </text:p>
            </text:list-item>
          </text:list>
        </text:list-item>
      </text:list>
      <text:h text:style-name="P101" text:outline-level="4">10.2 Delegation State Tracking</text:h>
      <text:list text:style-name="L50">
        <text:list-item>
          <text:p text:style-name="P104"><text:span text:style-name="Strong_20_Emphasis">Task Delegation Record</text:span>: </text:p>
          <text:list>
            <text:list-item>
              <text:p text:style-name="P104">Master checklist for each project phase </text:p>
            </text:list-item>
            <text:list-item>
              <text:p text:style-name="P104">Task assignment history </text:p>
            </text:list-item>
            <text:list-item>
              <text:p text:style-name="P104">Current task ownership </text:p>
            </text:list-item>
            <text:list-item>
              <text:p text:style-name="P104">Task dependencies and prerequisites </text:p>
            </text:list-item>
            <text:list-item>
              <text:p text:style-name="P104">Expected completion times </text:p>
            </text:list-item>
            <text:list-item>
              <text:p text:style-name="P104">Validation requirements per task </text:p>
            </text:list-item>
          </text:list>
        </text:list-item>
        <text:list-item>
          <text:p text:style-name="P104"><text:span text:style-name="Strong_20_Emphasis">Recovery Information</text:span>: </text:p>
          <text:list>
            <text:list-item>
              <text:p text:style-name="P104">Model-specific context for each task </text:p>
            </text:list-item>
            <text:list-item>
              <text:p text:style-name="P104">Partial completion markers </text:p>
            </text:list-item>
            <text:list-item>
              <text:p text:style-name="P104">Required tools and permissions </text:p>
            </text:list-item>
            <text:list-item>
              <text:p text:style-name="P105">Success criteria definitions </text:p>
            </text:list-item>
          </text:list>
        </text:list-item>
      </text:list>
      <text:h text:style-name="P101" text:outline-level="4">10.3 Failover and Recovery</text:h>
      <text:list text:style-name="L51">
        <text:list-item>
          <text:p text:style-name="P106"><text:span text:style-name="Strong_20_Emphasis">Automatic State Recovery</text:span>: </text:p>
          <text:list>
            <text:list-item>
              <text:p text:style-name="P106">Detect orchestrator disconnection </text:p>
            </text:list-item>
            <text:list-item>
              <text:p text:style-name="P106">Promote backup orchestrator </text:p>
            </text:list-item>
            <text:list-item>
              <text:p text:style-name="P106">Load latest project state </text:p>
            </text:list-item>
            <text:list-item>
              <text:p text:style-name="P106">Resume task distribution </text:p>
            </text:list-item>
            <text:list-item>
              <text:p text:style-name="P106">Notify affected models of leadership change </text:p>
            </text:list-item>
          </text:list>
        </text:list-item>
        <text:list-item>
          <text:p text:style-name="P106"><text:span text:style-name="Strong_20_Emphasis">Manual Override Options</text:span>: </text:p>
          <text:list>
            <text:list-item>
              <text:p text:style-name="P106">Force orchestrator change </text:p>
            </text:list-item>
            <text:list-item>
              <text:p text:style-name="P106">Project state rollback </text:p>
            </text:list-item>
            <text:list-item>
              <text:p text:style-name="P106">Task reassignment </text:p>
            </text:list-item>
            <text:list-item>
              <text:p text:style-name="P107">Emergency pause functionality </text:p>
            </text:list-item>
          </text:list>
        </text:list-item>
      </text:list>
      <text:h text:style-name="P101" text:outline-level="4">10.4 State Storage Architecture</text:h>
      <text:list text:style-name="L52">
        <text:list-item>
          <text:p text:style-name="P108"><text:span text:style-name="Strong_20_Emphasis">Primary Storage</text:span>: </text:p>
          <text:list>
            <text:list-item>
              <text:p text:style-name="P108">Distributed database with replication </text:p>
            </text:list-item>
            <text:list-item>
              <text:p text:style-name="P108">Real-time state synchronization </text:p>
            </text:list-item>
            <text:list-item>
              <text:p text:style-name="P108">Versioned state history </text:p>
            </text:list-item>
            <text:list-item>
              <text:p text:style-name="P108">Compression for historical states </text:p>
            </text:list-item>
          </text:list>
        </text:list-item>
        <text:list-item>
          <text:p text:style-name="P108"><text:span text:style-name="Strong_20_Emphasis">Backup Systems</text:span>: </text:p>
          <text:list>
            <text:list-item>
              <text:p text:style-name="P108">Continuous backup to cloud storage </text:p>
            </text:list-item>
            <text:list-item>
              <text:p text:style-name="P108"><text:soft-page-break/>Local cache for fast recovery </text:p>
            </text:list-item>
            <text:list-item>
              <text:p text:style-name="P108">Export/import capabilities </text:p>
            </text:list-item>
            <text:list-item>
              <text:p text:style-name="P109">Cross-region replication## Development Acceleration Features </text:p>
            </text:list-item>
          </text:list>
        </text:list-item>
      </text:list>
      <text:h text:style-name="Heading_20_2" text:outline-level="2">User Stories</text:h>
      <text:h text:style-name="Heading_20_3" text:outline-level="3">As a Developer</text:h>
      <text:list text:style-name="L53">
        <text:list-item>
          <text:p text:style-name="P110">I want to delegate coding tasks to multiple specialized models </text:p>
        </text:list-item>
        <text:list-item>
          <text:p text:style-name="P110">I want to see real-time progress of all active tasks </text:p>
        </text:list-item>
        <text:list-item>
          <text:p text:style-name="P111">I want to ensure code quality through automated validation </text:p>
        </text:list-item>
      </text:list>
      <text:h text:style-name="Heading_20_3" text:outline-level="3">As a Project Manager</text:h>
      <text:list text:style-name="L54">
        <text:list-item>
          <text:p text:style-name="P112">I want to monitor overall system performance </text:p>
        </text:list-item>
        <text:list-item>
          <text:p text:style-name="P112">I want to track task completion rates </text:p>
        </text:list-item>
        <text:list-item>
          <text:p text:style-name="P113">I want to identify and resolve bottlenecks </text:p>
        </text:list-item>
      </text:list>
      <text:h text:style-name="Heading_20_3" text:outline-level="3">As an Administrator</text:h>
      <text:list text:style-name="L55">
        <text:list-item>
          <text:p text:style-name="P114">I want to manage model access and permissions </text:p>
        </text:list-item>
        <text:list-item>
          <text:p text:style-name="P114">I want to configure system-wide settings </text:p>
        </text:list-item>
        <text:list-item>
          <text:p text:style-name="P115">I want to monitor resource usage and costs </text:p>
        </text:list-item>
      </text:list>
      <text:h text:style-name="Heading_20_2" text:outline-level="2">Success Metrics</text:h>
      <text:h text:style-name="Heading_20_3" text:outline-level="3">Quantitative</text:h>
      <text:list text:style-name="L56">
        <text:list-item>
          <text:p text:style-name="P116">50% reduction in development time for complex projects </text:p>
        </text:list-item>
        <text:list-item>
          <text:p text:style-name="P116">90% first-pass validation success rate </text:p>
        </text:list-item>
        <text:list-item>
          <text:p text:style-name="P116">&lt;5% error rate in final deliverables </text:p>
        </text:list-item>
        <text:list-item>
          <text:p text:style-name="P116">80% model utilization during peak hours </text:p>
        </text:list-item>
        <text:list-item>
          <text:p text:style-name="P116">30% reduction in token usage through optimization </text:p>
        </text:list-item>
        <text:list-item>
          <text:p text:style-name="P116">&lt;2% hallucination rate in validated outputs </text:p>
        </text:list-item>
        <text:list-item>
          <text:p text:style-name="P116">25% improvement in prompt efficiency over 3 months </text:p>
        </text:list-item>
        <text:list-item>
          <text:p text:style-name="P116">&lt;30 second recovery time from orchestrator failure </text:p>
        </text:list-item>
        <text:list-item>
          <text:p text:style-name="P116">99.99% project state recovery success rate </text:p>
        </text:list-item>
        <text:list-item>
          <text:p text:style-name="P117">Zero data loss during service interruptions </text:p>
        </text:list-item>
      </text:list>
      <text:h text:style-name="Heading_20_3" text:outline-level="3">Qualitative</text:h>
      <text:list text:style-name="L57">
        <text:list-item>
          <text:p text:style-name="P118">Improved code quality and consistency </text:p>
        </text:list-item>
        <text:list-item>
          <text:p text:style-name="P118">Enhanced collaboration between AI models </text:p>
        </text:list-item>
        <text:list-item>
          <text:p text:style-name="P118">Reduced cognitive load on human developers </text:p>
        </text:list-item>
        <text:list-item>
          <text:p text:style-name="P119">Increased confidence in AI-generated outputs </text:p>
        </text:list-item>
      </text:list>
      <text:h text:style-name="Heading_20_2" text:outline-level="2"><text:soft-page-break/>Roadmap</text:h>
      <text:h text:style-name="Heading_20_3" text:outline-level="3">Phase 1 (MVP) - Months 1-3</text:h>
      <text:list text:style-name="L58">
        <text:list-item>
          <text:p text:style-name="P120">Basic dashboard with model status </text:p>
        </text:list-item>
        <text:list-item>
          <text:p text:style-name="P120">Simple task assignment system </text:p>
        </text:list-item>
        <text:list-item>
          <text:p text:style-name="P120">File system tool integration </text:p>
        </text:list-item>
        <text:list-item>
          <text:p text:style-name="P120">Basic validation framework </text:p>
        </text:list-item>
        <text:list-item>
          <text:p text:style-name="P120">Prompt optimization system with quality logging </text:p>
        </text:list-item>
        <text:list-item>
          <text:p text:style-name="P120">Model best practices database </text:p>
        </text:list-item>
        <text:list-item>
          <text:p text:style-name="P120">Tool calling validation framework </text:p>
        </text:list-item>
        <text:list-item>
          <text:p text:style-name="P120">Adaptive prompting system </text:p>
        </text:list-item>
        <text:list-item>
          <text:p text:style-name="P120">Rate limiting implementation </text:p>
        </text:list-item>
        <text:list-item>
          <text:p text:style-name="P120">BMAD-METHOD framework integration </text:p>
        </text:list-item>
        <text:list-item>
          <text:p text:style-name="P120">Mock LLM service for testing </text:p>
        </text:list-item>
        <text:list-item>
          <text:p text:style-name="P120">Pre-built integration templates </text:p>
        </text:list-item>
        <text:list-item>
          <text:p text:style-name="P121">Basic caching system </text:p>
        </text:list-item>
      </text:list>
      <text:h text:style-name="Heading_20_3" text:outline-level="3">Phase 2 (Enhanced MVP) - Months 4-6</text:h>
      <text:list text:style-name="L59">
        <text:list-item>
          <text:p text:style-name="P122">Advanced prompt management </text:p>
        </text:list-item>
        <text:list-item>
          <text:p text:style-name="P122">Full version control integration </text:p>
        </text:list-item>
        <text:list-item>
          <text:p text:style-name="P122">Enhanced validation workflows </text:p>
        </text:list-item>
        <text:list-item>
          <text:p text:style-name="P122">Performance analytics </text:p>
        </text:list-item>
        <text:list-item>
          <text:p text:style-name="P122">Smart caching with semantic matching </text:p>
        </text:list-item>
        <text:list-item>
          <text:p text:style-name="P122">Parallel processing pipeline </text:p>
        </text:list-item>
        <text:list-item>
          <text:p text:style-name="P122">Self-healing capabilities </text:p>
        </text:list-item>
        <text:list-item>
          <text:p text:style-name="P122">Plugin architecture </text:p>
        </text:list-item>
        <text:list-item>
          <text:p text:style-name="P122">Rapid prototyping framework </text:p>
        </text:list-item>
        <text:list-item>
          <text:p text:style-name="P122">Intelligent defaults and templates </text:p>
        </text:list-item>
        <text:list-item>
          <text:p text:style-name="P122">Advanced monitoring dashboards </text:p>
        </text:list-item>
        <text:list-item>
          <text:p text:style-name="P123">Development tooling suite </text:p>
        </text:list-item>
      </text:list>
      <text:h text:style-name="Heading_20_3" text:outline-level="3">Phase 3 (Scale &amp; Optimize) - Months 7-9</text:h>
      <text:list text:style-name="L60">
        <text:list-item>
          <text:p text:style-name="P124">Machine learning for optimal task assignment </text:p>
        </text:list-item>
        <text:list-item>
          <text:p text:style-name="P124">Advanced error prediction and prevention </text:p>
        </text:list-item>
        <text:list-item>
          <text:p text:style-name="P124">Custom plugin development framework </text:p>
        </text:list-item>
        <text:list-item>
          <text:p text:style-name="P124">Enterprise features (SSO, advanced RBAC) </text:p>
        </text:list-item>
        <text:list-item>
          <text:p text:style-name="P124">Meta-overseer system </text:p>
        </text:list-item>
        <text:list-item>
          <text:p text:style-name="P124">Prompt engineering assistant </text:p>
        </text:list-item>
        <text:list-item>
          <text:p text:style-name="P124">Quality prediction models </text:p>
        </text:list-item>
        <text:list-item>
          <text:p text:style-name="P124">External tool connectors </text:p>
        </text:list-item>
        <text:list-item>
          <text:p text:style-name="P124">Collaborative features </text:p>
        </text:list-item>
        <text:list-item>
          <text:p text:style-name="P124"><text:soft-page-break/>Advanced visualization </text:p>
        </text:list-item>
        <text:list-item>
          <text:p text:style-name="P124">Microservices accelerators </text:p>
        </text:list-item>
        <text:list-item>
          <text:p text:style-name="P125">Enhanced security features </text:p>
        </text:list-item>
      </text:list>
      <text:h text:style-name="Heading_20_3" text:outline-level="3">Phase 4 (Enterprise) - Months 10-12</text:h>
      <text:list text:style-name="L61">
        <text:list-item>
          <text:p text:style-name="P126">AI-powered system optimization </text:p>
        </text:list-item>
        <text:list-item>
          <text:p text:style-name="P126">Predictive resource allocation </text:p>
        </text:list-item>
        <text:list-item>
          <text:p text:style-name="P126">Advanced compliance tools </text:p>
        </text:list-item>
        <text:list-item>
          <text:p text:style-name="P126">Multi-tenant architecture </text:p>
        </text:list-item>
        <text:list-item>
          <text:p text:style-name="P126">Advanced analytics engine </text:p>
        </text:list-item>
        <text:list-item>
          <text:p text:style-name="P126">Feedback loop automation </text:p>
        </text:list-item>
        <text:list-item>
          <text:p text:style-name="P126">Compliance automation </text:p>
        </text:list-item>
        <text:list-item>
          <text:p text:style-name="P126">CI/CD enhancements </text:p>
        </text:list-item>
        <text:list-item>
          <text:p text:style-name="P126">Full marketplace for plugins </text:p>
        </text:list-item>
        <text:list-item>
          <text:p text:style-name="P127">White-label capabilities </text:p>
        </text:list-item>
      </text:list>
      <text:h text:style-name="Heading_20_2" text:outline-level="2">Risk Mitigation</text:h>
      <text:h text:style-name="Heading_20_3" text:outline-level="3">Technical Risks</text:h>
      <text:list text:style-name="L62">
        <text:list-item>
          <text:p text:style-name="P128"><text:span text:style-name="Strong_20_Emphasis">Model compatibility issues</text:span>: Develop comprehensive testing framework </text:p>
        </text:list-item>
        <text:list-item>
          <text:p text:style-name="P128"><text:span text:style-name="Strong_20_Emphasis">Latency concerns</text:span>: Implement intelligent caching and queuing </text:p>
        </text:list-item>
        <text:list-item>
          <text:p text:style-name="P128"><text:span text:style-name="Strong_20_Emphasis">Security vulnerabilities</text:span>: Regular security audits and penetration testing </text:p>
        </text:list-item>
        <text:list-item>
          <text:p text:style-name="P128"><text:span text:style-name="Strong_20_Emphasis">State corruption</text:span>: Implement state validation and automatic recovery </text:p>
        </text:list-item>
        <text:list-item>
          <text:p text:style-name="P129"><text:span text:style-name="Strong_20_Emphasis">Orchestrator conflicts</text:span>: Use consensus algorithms for leader election </text:p>
        </text:list-item>
      </text:list>
      <text:h text:style-name="Heading_20_3" text:outline-level="3">Operational Risks</text:h>
      <text:list text:style-name="L63">
        <text:list-item>
          <text:p text:style-name="P130"><text:span text:style-name="Strong_20_Emphasis">Model downtime</text:span>: Implement failover mechanisms </text:p>
        </text:list-item>
        <text:list-item>
          <text:p text:style-name="P130"><text:span text:style-name="Strong_20_Emphasis">Cost overruns</text:span>: Usage monitoring and alerts </text:p>
        </text:list-item>
        <text:list-item>
          <text:p text:style-name="P130"><text:span text:style-name="Strong_20_Emphasis">Scalability issues</text:span>: Load testing and capacity planning </text:p>
        </text:list-item>
        <text:list-item>
          <text:p text:style-name="P130"><text:span text:style-name="Strong_20_Emphasis">Service interruptions</text:span>: Automatic state recovery and task resumption </text:p>
        </text:list-item>
        <text:list-item>
          <text:p text:style-name="P131"><text:span text:style-name="Strong_20_Emphasis">Data loss</text:span>: Multi-region replication and continuous backups </text:p>
        </text:list-item>
      </text:list>
      <text:h text:style-name="Heading_20_2" text:outline-level="2">Compliance and Legal</text:h>
      <text:h text:style-name="Heading_20_3" text:outline-level="3">Requirements</text:h>
      <text:list text:style-name="L64">
        <text:list-item>
          <text:p text:style-name="P132">GDPR compliance for data handling </text:p>
        </text:list-item>
        <text:list-item>
          <text:p text:style-name="P132">SOC 2 Type II certification </text:p>
        </text:list-item>
        <text:list-item>
          <text:p text:style-name="P132">Industry-specific compliance (HIPAA, PCI-DSS as needed) </text:p>
        </text:list-item>
        <text:list-item>
          <text:p text:style-name="P133">Intellectual property protection mechanisms </text:p>
        </text:list-item>
      </text:list>
      <text:h text:style-name="Heading_20_3" text:outline-level="3"><text:soft-page-break/>Documentation</text:h>
      <text:list text:style-name="L65">
        <text:list-item>
          <text:p text:style-name="P134">Comprehensive API documentation </text:p>
        </text:list-item>
        <text:list-item>
          <text:p text:style-name="P134">User guides and tutorials </text:p>
        </text:list-item>
        <text:list-item>
          <text:p text:style-name="P134">System architecture documentation </text:p>
        </text:list-item>
        <text:list-item>
          <text:p text:style-name="P135">Compliance audit trails </text:p>
        </text:list-item>
      </text:list>
      <text:h text:style-name="Heading_20_2" text:outline-level="2">Budget Considerations</text:h>
      <text:h text:style-name="Heading_20_3" text:outline-level="3">Development Costs</text:h>
      <text:list text:style-name="L66">
        <text:list-item>
          <text:p text:style-name="P136">Engineering team (6-8 developers) </text:p>
        </text:list-item>
        <text:list-item>
          <text:p text:style-name="P136">UI/UX design resources </text:p>
        </text:list-item>
        <text:list-item>
          <text:p text:style-name="P136">QA and testing infrastructure </text:p>
        </text:list-item>
        <text:list-item>
          <text:p text:style-name="P137">Third-party API costs </text:p>
        </text:list-item>
      </text:list>
      <text:h text:style-name="Heading_20_3" text:outline-level="3">Operational Costs</text:h>
      <text:list text:style-name="L67">
        <text:list-item>
          <text:p text:style-name="P138">Cloud infrastructure </text:p>
        </text:list-item>
        <text:list-item>
          <text:p text:style-name="P138">Model API usage fees </text:p>
        </text:list-item>
        <text:list-item>
          <text:p text:style-name="P138">Monitoring and logging services </text:p>
        </text:list-item>
        <text:list-item>
          <text:p text:style-name="P139">Support and maintenance </text:p>
        </text:list-item>
      </text:list>
      <text:h text:style-name="Heading_20_2" text:outline-level="2">Success Criteria</text:h>
      <text:p text:style-name="Text_20_body">The platform will be considered successful when:</text:p>
      <text:list text:style-name="L68">
        <text:list-item>
          <text:p text:style-name="P140">It can orchestrate 10+ models simultaneously without performance degradation </text:p>
        </text:list-item>
        <text:list-item>
          <text:p text:style-name="P140">Task completion accuracy exceeds 95% </text:p>
        </text:list-item>
        <text:list-item>
          <text:p text:style-name="P140">User adoption reaches 80% within the target organization </text:p>
        </text:list-item>
        <text:list-item>
          <text:p text:style-name="P140">ROI is demonstrated through 40% productivity improvement </text:p>
        </text:list-item>
        <text:list-item>
          <text:p text:style-name="P141">System maintains 99.9% uptime over a 6-month period </text:p>
        </text:list-item>
      </text:list>
      <text:h text:style-name="Heading_20_2" text:outline-level="2">Appendices</text:h>
      <text:h text:style-name="Heading_20_3" text:outline-level="3">A. Glossary</text:h>
      <text:list text:style-name="L69">
        <text:list-item>
          <text:p text:style-name="P142"><text:span text:style-name="Strong_20_Emphasis">Overseer Model</text:span>: The primary LLM responsible for task delegation </text:p>
        </text:list-item>
        <text:list-item>
          <text:p text:style-name="P142"><text:span text:style-name="Strong_20_Emphasis">Sub-model</text:span>: Any LLM working under the overseer's direction </text:p>
        </text:list-item>
        <text:list-item>
          <text:p text:style-name="P142"><text:span text:style-name="Strong_20_Emphasis">Atomic Task</text:span>: The smallest indivisible unit of work </text:p>
        </text:list-item>
        <text:list-item>
          <text:p text:style-name="P143"><text:span text:style-name="Strong_20_Emphasis">Validation Chain</text:span>: The sequence of checks a task output must pass </text:p>
        </text:list-item>
      </text:list>
      <text:h text:style-name="Heading_20_3" text:outline-level="3">B. Technical Specifications</text:h>
      <text:list text:style-name="L70">
        <text:list-item>
          <text:p text:style-name="P144">Detailed API schemas </text:p>
        </text:list-item>
        <text:list-item>
          <text:p text:style-name="P144">Database design documents </text:p>
        </text:list-item>
        <text:list-item>
          <text:p text:style-name="P144"><text:soft-page-break/>Security protocols </text:p>
        </text:list-item>
        <text:list-item>
          <text:p text:style-name="P145">Integration specifications </text:p>
        </text:list-item>
      </text:list>
      <text:h text:style-name="Heading_20_3" text:outline-level="3">C. References</text:h>
      <text:list text:style-name="L71">
        <text:list-item>
          <text:p text:style-name="P146">Industry best practices for AI orchestration </text:p>
        </text:list-item>
        <text:list-item>
          <text:p text:style-name="P146">Relevant compliance standards </text:p>
        </text:list-item>
        <text:list-item>
          <text:p text:style-name="P146">Technology stack documentation </text:p>
        </text:list-item>
        <text:list-item>
          <text:p text:style-name="P147">Competitive analysi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2:11:36.283514300</meta:creation-date>
    <dc:date>2025-06-24T12:25:17.010009600</dc:date>
    <meta:editing-duration>PT3M22S</meta:editing-duration>
    <meta:editing-cycles>1</meta:editing-cycles>
    <meta:document-statistic meta:table-count="0" meta:image-count="0" meta:object-count="0" meta:page-count="19" meta:paragraph-count="654" meta:word-count="3381" meta:character-count="23787" meta:non-whitespace-character-count="20371"/>
    <meta:generator>LibreOffice/25.2.2.2$Windows_X86_64 LibreOffice_project/7370d4be9e3cf6031a51beef54ff3bda878e3fac</meta:generator>
  </office:meta>
</office:document-meta>
</file>